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officeooo:paragraph-rsid="002e2bd1"/>
    </style:style>
    <style:style style:name="P3" style:family="paragraph" style:parent-style-name="Standard">
      <style:text-properties style:font-name="Times New Roman" officeooo:rsid="000bb970"/>
    </style:style>
    <style:style style:name="P4" style:family="paragraph" style:parent-style-name="Standard">
      <style:text-properties style:font-name="Times New Roman" officeooo:rsid="000bb970" officeooo:paragraph-rsid="002e2bd1"/>
    </style:style>
    <style:style style:name="P5" style:family="paragraph" style:parent-style-name="Standard">
      <style:text-properties style:font-name="Times New Roman" officeooo:rsid="000bb970" officeooo:paragraph-rsid="002f8695"/>
    </style:style>
    <style:style style:name="P6" style:family="paragraph" style:parent-style-name="Standard">
      <style:text-properties style:font-name="Times New Roman" officeooo:paragraph-rsid="002f8695"/>
    </style:style>
    <style:style style:name="P7" style:family="paragraph" style:parent-style-name="Standard">
      <style:text-properties style:font-name="Times New Roman" officeooo:paragraph-rsid="00300754"/>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municacións</text:span></text:p>
      <text:p text:style-name="P6"><text:span text:style-name="T1"/></text:p>
      <text:p text:style-name="P6"><text:span text:style-name="T1">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span></text:p>
      <text:p text:style-name="P6"><text:span text:style-name="T1"/></text:p>
      <text:p text:style-name="P6"><text:span text:style-name="T1">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span></text:p>
      <text:p text:style-name="P6"><text:span text:style-name="T1"/></text:p>
      <text:p text:style-name="P6"><text:span text:style-name="T1">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span></text:p>
      <text:p text:style-name="P6"><text:span text:style-name="T1"/></text:p>
      <text:p text:style-name="P6"><text:span text:style-name="T1">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span></text:p>
      <text:p text:style-name="P6"><text:span text:style-name="T1"/></text:p>
      <text:p text:style-name="P5">Sobre este tema tense realizado algunha investigación interesante; por exemplo, a publicación &lt;citetitle&gt;Group Awareness in Distributed Software Development&lt;/citetitle&gt; de Gutwin, Penner e Schneider. Esta publicación estivo en liña por un tempo, logo non dispoñible e de novo en liña en &lt;ulink url="http://www.st.cs.uni-sb.de/edu/empirical-se/2006/PDFs/gutwin04.pdf"&gt;&lt;/ulink&gt;. Polo tanto usa esa ligazón primeiro, mais talvez terás que usar unha ferramenta de procura se o moveren de novo. </text:p>
      <text:p text:style-name="P6"><text:span text:style-name="T1"/></text:p>
      <text:p text:style-name="P6"><text:span text:style-name="T1">Es o que escribes</text:span></text:p>
      <text:p text:style-name="P6"><text:span text:style-name="T1"/></text:p>
      <text:p text:style-name="P6"><text:span text:style-name="T1">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text:span><text:soft-page-break/><text:span text:style-name="T1">que es unha persoa que fala de máis e pouco estruturada, mais ninguén ten por que sabelo se as túas mensaxes son lúcidas e informativas.</text:span></text:p>
      <text:p text:style-name="P6"><text:span text:style-name="T1"/></text:p>
      <text:p text:style-name="P6"><text:span text:style-name="T1">Prestarlle atención ao que escribes paga a pena. O hacker Jim Blandy de software libre a longo prazo contaba a seguinte historia:</text:span></text:p>
      <text:p text:style-name="P6"><text:span text:style-name="T1"/></text:p>
      <text:p text:style-name="P6"><text:span text:style-name="T1">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span></text:p>
      <text:p text:style-name="P6"><text:span text:style-name="T1"/></text:p>
      <text:p text:style-name="P6"><text:span text:style-name="T1">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span></text:p>
      <text:p text:style-name="P6"><text:span text:style-name="T1"/></text:p>
      <text:p text:style-name="P6"><text:span text:style-name="T1">Así que lle enviei ao tipo os formularios dicíndolle «precisamos ter listo este papelame, asina este documento, este que o asine o teu xefe e despois podemos comezar a pagarche. Moitas grazas».</text:span></text:p>
      <text:p text:style-name="P6"><text:span text:style-name="T1"/></text:p>
      <text:p text:style-name="P6"><text:span text:style-name="T1">Entón respondeume «non teño xefe». </text:span></text:p>
      <text:p text:style-name="P6"><text:span text:style-name="T1"/></text:p>
      <text:p text:style-name="P6"><text:span text:style-name="T1">Así que escribinlle «Dacordo, non te preocupes. Consegue a firma da universidade e será suficiente».</text:span></text:p>
      <text:p text:style-name="P6"><text:span text:style-name="T1"/></text:p>
      <text:p text:style-name="P6"><text:span text:style-name="T1">Ao cabo dun momento, respondeume dicindo «É que en realidade… Teño trece anos e vivo con meus pais».</text:span></text:p>
      <text:p text:style-name="P6"><text:span text:style-name="T1"/></text:p>
      <text:p text:style-name="P6"><text:span text:style-name="T1">Como ese rapaz non escribía como alguén de trece anos, ninguén supuña que os tiña. A continuación temos algunhas formas para facer que a túa escrita dea unha boa impresión tamén.</text:span></text:p>
      <text:p text:style-name="P6"><text:span text:style-name="T1"/></text:p>
      <text:p text:style-name="P6"><text:span text:style-name="T1">Estrutura e formato</text:span></text:p>
      <text:p text:style-name="P6"><text:span text:style-name="T1"/></text:p>
      <text:p text:style-name="P6"><text:span text:style-name="T1">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span></text:p>
      <text:p text:style-name="P6"><text:span text:style-name="T1"/></text:p>
      <text:p text:style-name="P6"><text:span text:style-name="T1">Para os correos, en particular, os expertos, os programadores, sentaron unha serie de convencións:</text:span></text:p>
      <text:p text:style-name="P6"><text:span text:style-name="T1"/></text:p>
      <text:p text:style-name="P6"><text:span text:style-name="T1">Envía só textos sen formato; nin HTML, nin textos enriquecidos ou outros formatos que poidan ser pouco claros para os lectores de correos. Dálles formato ás túas liñas sobre 72 columnas. Non excedas </text:span><text:soft-page-break/><text:span text:style-name="T1">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span></text:p>
      <text:p text:style-name="P6"><text:span text:style-name="T1"/></text:p>
      <text:p text:style-name="P6"><text:span text:style-name="T1">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span></text:p>
      <text:p text:style-name="P6"><text:span text:style-name="T1"/></text:p>
      <text:p text:style-name="P6"><text:span text:style-name="T1">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span></text:p>
      <text:p text:style-name="P6"><text:span text:style-name="T1"/></text:p>
      <text:p text:style-name="P6"><text:span text:style-name="T1">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span></text:p>
      <text:p text:style-name="P6"><text:span text:style-name="T1"/></text:p>
      <text:p text:style-name="P6"><text:span text:style-name="T1">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span></text:p>
      <text:p text:style-name="P6"><text:span text:style-name="T1"/></text:p>
      <text:p text:style-name="P6"><text:span text:style-name="T1">Contido</text:span></text:p>
      <text:p text:style-name="P6"><text:span text:style-name="T1"/></text:p>
      <text:p text:style-name="P6"><text:span text:style-name="T1">Os correos cun formato apropiado captan a atención do lector, mais é o contido a que a mantén. Non hai normas fixas que poidan garantir un bo contido, claro está, mais existen algúns principios que o fan máis probable.</text:span></text:p>
      <text:p text:style-name="P6"><text:span text:style-name="T1"/></text:p>
      <text:p text:style-name="P6"><text:span text:style-name="T1">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text:span><text:soft-page-break/><text:span text:style-name="T1">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span></text:p>
      <text:p text:style-name="P6"><text:span text:style-name="T1"/></text:p>
      <text:p text:style-name="P6"><text:span text:style-name="T1">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span></text:p>
      <text:p text:style-name="P6"><text:span text:style-name="T1"/></text:p>
      <text:p text:style-name="P6"><text:span text:style-name="T1">&lt;blockquote&gt; &lt;para&gt;«Ao facelo así, faría que o código fose ilexible. Sería un pesadelo de mantemento, comparado co propósito de J. Random...»&lt;/para&gt; &lt;/blockquote&gt;&lt;para&gt;A mesma opinión faise máis forte cando se expresa con menos dureza: &lt;/para&gt; &lt;blockquote&gt; &lt;para&gt;«Isto funciona, mais é menos ca un ideal no relativo a lexibilidade e mantemento, penso. A proposta de J. Random evitaría estes problemas porque…»&lt;/para&gt; &lt;/blockquote&gt;</text:span></text:p>
      <text:p text:style-name="P6"><text:span text:style-name="T1"/></text:p>
      <text:p text:style-name="P6"><text:span text:style-name="T1">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si que precisares recalcar algo, a xente tomarate en serio.</text:span></text:p>
      <text:p text:style-name="P6"><text:span text:style-name="T1"/></text:p>
      <text:p text:style-name="P6"><text:span text:style-name="T1">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span></text:p>
      <text:p text:style-name="P6"><text:span text:style-name="T1"/></text:p>
      <text:p text:style-name="P6"><text:span text:style-name="T1">Ton</text:span></text:p>
      <text:p text:style-name="P6"><text:span text:style-name="T1"/></text:p>
      <text:p text:style-name="P6"><text:span text:style-name="T1">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span></text:p>
      <text:p text:style-name="P6"><text:span text:style-name="T1"/></text:p>
      <text:p text:style-name="P6"><text:span text:style-name="T1">Podes explicar máis exactamente que problemas estás sufrindo?</text:span></text:p>
      <text:p text:style-name="P6"><text:span text:style-name="T1"/></text:p>
      <text:p text:style-name="P6"><text:span text:style-name="T1">Tamén:</text:span></text:p>
      <text:p text:style-name="P6"><text:span text:style-name="T1"/></text:p>
      <text:p text:style-name="P6"><text:span text:style-name="T1">Que versión de Slash usas? Non puiden obtelo da mensaxe orixinal.</text:span></text:p>
      <text:p text:style-name="P6"><text:span text:style-name="T1"/></text:p>
      <text:p text:style-name="P6"><text:span text:style-name="T1">Como tes construído o código do apache/mod_perl?</text:span></text:p>
      <text:p text:style-name="P6"><text:soft-page-break/><text:span text:style-name="T1"/></text:p>
      <text:p text:style-name="P6"><text:span text:style-name="T1">Probaches o parche para Apache 2.0 que foi publicado en slashcode.com?</text:span></text:p>
      <text:p text:style-name="P6"><text:span text:style-name="T1"/></text:p>
      <text:p text:style-name="P6"><text:span text:style-name="T1">-- Shane</text:span></text:p>
      <text:p text:style-name="P6"><text:span text:style-name="T1">\n</text:span></text:p>
      <text:p text:style-name="P6"><text:span text:style-name="T1"/></text:p>
      <text:p text:style-name="P6"><text:span text:style-name="T1">Iso é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span></text:p>
      <text:p text:style-name="P6"><text:span text:style-name="T1"/></text:p>
      <text:p text:style-name="P6"><text:span text:style-name="T1">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amp;lt;o teu nome aquí&amp;lt;" para indicar que lle esperas o mellor dun modo positivo. Un emoticono colocado de modo estratéxico pode ser tamén suficiente.</text:span></text:p>
      <text:p text:style-name="P6"><text:span text:style-name="T1"/></text:p>
      <text:p text:style-name="P6"><text:span text:style-name="T1">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span></text:p>
      <text:p text:style-name="P6"><text:span text:style-name="T1"/></text:p>
      <text:p text:style-name="P6"><text:span text:style-name="T1">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span></text:p>
      <text:p text:style-name="P6"><text:span text:style-name="T1"/></text:p>
      <text:p text:style-name="P6"><text:span text:style-name="T1">Recoñecer a rudeza</text:span></text:p>
      <text:p text:style-name="P6"><text:span text:style-name="T1"/></text:p>
      <text:p text:style-name="P6"><text:soft-page-break/><text:span text:style-name="T1">Unha das características definitorias da cultura do software libre é a noción do que é rudeza e do que non. Aínda que as convencións descritas a continuación non son únicas no mundo do software libre, nin sequera únicas do mundo do software en xeral &amp;mdash; serán familiares a calquera que traballe no ámbito das matemáticas, ciencias duras ou enxeñerías&amp;mdash; o mundo do software libre, coas súas fronteiras porosas e constante fluxo de xente nova, é un ambiente onde estas convencións van a ser vistas por xente non familiarizadas con elas.</text:span></text:p>
      <text:p text:style-name="P6"><text:span text:style-name="T1"/></text:p>
      <text:p text:style-name="P6"><text:span text:style-name="T1">Empecemos coas convencións do que &lt;emphasis&gt;non&lt;/emphasis&gt; é rudeza:</text:span></text:p>
      <text:p text:style-name="P6"><text:span text:style-name="T1"/></text:p>
      <text:p text:style-name="P6"><text:span text:style-name="T1">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lt;foreignphrase&gt;ad hominen&lt;/foreignphrase&gt; ou algún outro modo de rudeza, desde logo).</text:span></text:p>
      <text:p text:style-name="P6"><text:span text:style-name="T1"/></text:p>
      <text:p text:style-name="P6"><text:span text:style-name="T1">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liga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conflito reside unicamente nun choque de culturas, non no erro de ninguén. Dun modo amigable debes comentar que a pregunta (ou crítica) non tiña significados ocultos, só desexaba obter a información o máis rápido posible.</text:span></text:p>
      <text:p text:style-name="P6"><text:span text:style-name="T1"/></text:p>
      <text:p text:style-name="P6"><text:span text:style-name="T1">Entón ... que é rudeza?</text:span></text:p>
      <text:p text:style-name="P6"><text:span text:style-name="T1"/></text:p>
      <text:p text:style-name="P6"><text:span text:style-name="T1">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por que, é como dicir que o asunto (e eses participando nel) non valen o teu tempo. Mellor amosar que o teu tempo é valioso sendo seco que folgazán.</text:span></text:p>
      <text:p text:style-name="P6"><text:span text:style-name="T1"/></text:p>
      <text:p text:style-name="P6"><text:span text:style-name="T1">Existen outras moitas formas de rudeza, obviamente. Mais a maioría delas non son específicas do </text:span><text:soft-page-break/><text:span text:style-name="T1">mundo do software libre e o propio sentido común é unha guía máis que suficiente para evitala. Podes botarlle unha ollada á seguinte ligazón &lt;xref linkend="prevent-rudeness"/&gt;&lt;phrase output="printed"&gt; in &lt;xref linkend="getting-started"/&gt;&lt;/phrase&gt;, se aínda non o fixeches.</text:span></text:p>
      <text:p text:style-name="P6"><text:span text:style-name="T1"/></text:p>
      <text:p text:style-name="P6"><text:span text:style-name="T1">Caras</text:span></text:p>
      <text:p text:style-name="P6"><text:span text:style-name="T1"/></text:p>
      <text:p text:style-name="P6"><text:span text:style-name="T1">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span></text:p>
      <text:p text:style-name="P6"><text:span text:style-name="T1"/></text:p>
      <text:p text:style-name="P6"><text:span text:style-name="T1">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lt;firstterm&gt;nick&lt;/firstterm&gt;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span></text:p>
      <text:p text:style-name="P6"><text:span text:style-name="T1"/></text:p>
      <text:p text:style-name="P6"><text:span text:style-name="T1">O alias podería ser algunha permutación intuitiva do teu nome real (o meu, por exemplo, é "kfogel"). Nalgunhas situacións irá acompañado do teu nome completo, por exemplo nas cabeceiras dos correos:</text:span></text:p>
      <text:p text:style-name="P6"><text:span text:style-name="T1"/></text:p>
      <text:p text:style-name="P6"><text:span text:style-name="T1">De "Karl Fogel" &amp;lt;kfogel@whateverdomain.com&amp;gt;</text:span></text:p>
      <text:p text:style-name="P6"><text:span text:style-name="T1"/></text:p>
      <text:p text:style-name="P6"><text:span text:style-name="T1">No anterior exemplo pódense observar 2 cousas. O alias encaixa dalgún modo intuitivo co nome real. Mais tamén, o nome real é &lt;emphasis&gt;real&lt;/emphasis&gt;. É dicir, non é un nome como:</text:span></text:p>
      <text:p text:style-name="P6"><text:span text:style-name="T1"/></text:p>
      <text:p text:style-name="P6"><text:span text:style-name="T1">De: "Maravilloso hacker" &amp;lt;wonderhacer@whateverdomain.com&amp;gt;</text:span></text:p>
      <text:p text:style-name="P6"><text:span text:style-name="T1"/></text:p>
      <text:p text:style-name="P6"><text:span text:style-name="T1">Paul Steiner, nunha viñeta cómica publicada no New Yorker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amp;mdash;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span></text:p>
      <text:p text:style-name="P6"><text:span text:style-name="T1"/></text:p>
      <text:p text:style-name="P6"><text:span text:style-name="T1">Ademais de usares a túa identidade dixital dun modo cohrente, hai algunhas cousas que poden facela máis atractiva. Si tiveres un título oficial (p. ex..,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amp;mdash; pois terá o efecto contrario. Desexas que a comunidade te respecte a ti, non ó título.</text:span></text:p>
      <text:p text:style-name="P6"><text:span text:style-name="T1"/></text:p>
      <text:p text:style-name="P6"><text:span text:style-name="T1">Falando de sinaturas estándar: fai que sexan pequenas e con bo gusto, ou mellor, que non existan. Evita enviar longas cláusulas de exención de responsabilidade anexos a cada correo-e, especialmente cando </text:span><text:soft-page-break/><text:span text:style-name="T1">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span></text:p>
      <text:p text:style-name="P6"><text:span text:style-name="T1"/></text:p>
      <text:p text:style-name="P6"><text:span text:style-name="T1">IMPORTANT NOTICE</text:span></text:p>
      <text:p text:style-name="P6"><text:span text:style-name="T1"/></text:p>
      <text:p text:style-name="P6"><text:span text:style-name="T1">If you have received this email in error or wish to read our email</text:span></text:p>
      <text:p text:style-name="P6"><text:span text:style-name="T1">disclaimer statement and monitoring policy, please refer to the</text:span></text:p>
      <text:p text:style-name="P6"><text:span text:style-name="T1">statement below or contact the sender.</text:span></text:p>
      <text:p text:style-name="P6"><text:span text:style-name="T1"/></text:p>
      <text:p text:style-name="P6"><text:span text:style-name="T1">This communication is from Deloitte &amp;amp; Touche LLP. <text:s/>Deloitte &amp;amp;</text:span></text:p>
      <text:p text:style-name="P6"><text:span text:style-name="T1">Touche LLP is a limited liability partnership registered in England</text:span></text:p>
      <text:p text:style-name="P6"><text:span text:style-name="T1">and Wales with registered number OC303675. <text:s/>A list of members' names</text:span></text:p>
      <text:p text:style-name="P6"><text:span text:style-name="T1">is available for inspection at Stonecutter Court, 1 Stonecutter</text:span></text:p>
      <text:p text:style-name="P6"><text:span text:style-name="T1">Street, London EC4A 4TR, United Kingdom, the firm's principal place of</text:span></text:p>
      <text:p text:style-name="P6"><text:span text:style-name="T1">business and registered office. <text:s/>Deloitte &amp;amp; Touche LLP is</text:span></text:p>
      <text:p text:style-name="P6"><text:span text:style-name="T1">authorised and regulated by the Financial Services Authority.</text:span></text:p>
      <text:p text:style-name="P6"><text:span text:style-name="T1"/></text:p>
      <text:p text:style-name="P6"><text:span text:style-name="T1">This communication and any attachments contain information which is</text:span></text:p>
      <text:p text:style-name="P6"><text:span text:style-name="T1">confidential and may also be privileged. <text:s/>It is for the exclusive use</text:span></text:p>
      <text:p text:style-name="P6"><text:span text:style-name="T1">of the intended recipient(s). <text:s/>If you are not the intended</text:span></text:p>
      <text:p text:style-name="P6"><text:span text:style-name="T1">recipient(s) please note that any form of disclosure, distribution,</text:span></text:p>
      <text:p text:style-name="P6"><text:span text:style-name="T1">copying or use of this communication or the information in it or in</text:span></text:p>
      <text:p text:style-name="P6"><text:span text:style-name="T1">any attachments is strictly prohibited and may be unlawful. <text:s/>If you</text:span></text:p>
      <text:p text:style-name="P6"><text:span text:style-name="T1">have received this communication in error, please return it with the</text:span></text:p>
      <text:p text:style-name="P6"><text:span text:style-name="T1">title "received in error" to IT.SECURITY.UK@deloitte.co.uk then delete</text:span></text:p>
      <text:p text:style-name="P6"><text:span text:style-name="T1">the email and destroy any copies of it.</text:span></text:p>
      <text:p text:style-name="P6"><text:span text:style-name="T1"/></text:p>
      <text:p text:style-name="P6"><text:span text:style-name="T1">email communications cannot be guaranteed to be secure or error free,</text:span></text:p>
      <text:p text:style-name="P6"><text:span text:style-name="T1">as information could be intercepted, corrupted, amended, lost,</text:span></text:p>
      <text:p text:style-name="P6"><text:span text:style-name="T1">destroyed, arrive late or incomplete, or contain viruses. <text:s/>We do not</text:span></text:p>
      <text:p text:style-name="P6"><text:span text:style-name="T1">accept liability for any such matters or their consequences. <text:s/>Anyone</text:span></text:p>
      <text:p text:style-name="P6"><text:span text:style-name="T1">who communicates with us by email is taken to accept the risks in</text:span></text:p>
      <text:p text:style-name="P6"><text:span text:style-name="T1">doing so.</text:span></text:p>
      <text:p text:style-name="P6"><text:span text:style-name="T1"/></text:p>
      <text:p text:style-name="P6"><text:span text:style-name="T1">When addressed to our clients, any opinions or advice contained in</text:span></text:p>
      <text:p text:style-name="P6"><text:span text:style-name="T1">this email and any attachments are subject to the terms and</text:span></text:p>
      <text:p text:style-name="P6"><text:span text:style-name="T1">conditions expressed in the governing Deloitte &amp;amp; Touche LLP client</text:span></text:p>
      <text:p text:style-name="P6"><text:span text:style-name="T1">engagement letter.</text:span></text:p>
      <text:p text:style-name="P6"><text:span text:style-name="T1"/></text:p>
      <text:p text:style-name="P6"><text:span text:style-name="T1">Opinions, conclusions and other information in this email and any</text:span></text:p>
      <text:p text:style-name="P6"><text:span text:style-name="T1">attachments which do not relate to the official business of the firm</text:span></text:p>
      <text:p text:style-name="P6"><text:span text:style-name="T1">are neither given nor endorsed by it.</text:span></text:p>
      <text:p text:style-name="P6"><text:span text:style-name="T1"/></text:p>
      <text:p text:style-name="P6"><text:span text:style-name="T1">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text:span><text:soft-page-break/><text:span text:style-name="T1">control total sobre as ferramentas que usa&amp;mdash; está atrapado na maquinaria da compañía para a que traballa&amp;mdash;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span></text:p>
      <text:p text:style-name="P6"><text:span text:style-name="T1"/></text:p>
      <text:p text:style-name="P6"><text:span text:style-name="T1">Si a túa organización insiste en usar tal final de firma para tódolos correo-e, podes considerar obter unha conta de correo-e gratuíta como por exemplo algunha de &lt;ulink url="http://gmail.google.com/"&gt;gmail.google.com&lt;/ulink&gt;, &lt;ulink url="http://www.hotmail.com/"&gt;www.hotmail.com&lt;/ulink&gt;, ou &lt;ulink url="http://www.yahoo.com/"&gt;www.yahoo.com&lt;/ulink&gt;, usándoa para a túa participación no proxecto.</text:span></text:p>
      <text:p text:style-name="P6"><text:span text:style-name="T1"/></text:p>
      <text:p text:style-name="P6"><text:span text:style-name="T1">Evitando os obstáculos comúns</text:span></text:p>
      <text:p text:style-name="P6"><text:span text:style-name="T1"/></text:p>
      <text:p text:style-name="P6"><text:span text:style-name="T1">Non envíes correos sen un propósito</text:span></text:p>
      <text:p text:style-name="P6"><text:span text:style-name="T1"/></text:p>
      <text:p text:style-name="P6"><text:span text:style-name="T1">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span></text:p>
      <text:p text:style-name="P6"><text:span text:style-name="T1"/></text:p>
      <text:p text:style-name="P6"><text:span text:style-name="T1">Mensaxes propoñendo algo que non é trivial</text:span></text:p>
      <text:p text:style-name="P6"><text:span text:style-name="T1"/></text:p>
      <text:p text:style-name="P6"><text:span text:style-name="T1">Mensaxes expresando apoio ou oposición a algo que alguén dixo</text:span></text:p>
      <text:p text:style-name="P6"><text:span text:style-name="T1"/></text:p>
      <text:p text:style-name="P6"><text:span text:style-name="T1">Mensaxes de recapitulación ou resumo</text:span></text:p>
      <text:p text:style-name="P6"><text:span text:style-name="T1"/></text:p>
      <text:p text:style-name="P6"><text:span text:style-name="T1">Ningún deles, cando menos dun xeito &lt;emphasis&gt;inherente&lt;/emphasis&gt;,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lt;emphasis&gt;alguén&lt;/emphasis&gt; aí fóra que entre ao trapo). Unha resposta debería estar motivada por un propósito definido. Antes de nada, pregúntate a ti mesmo: sabes que é o que queres conseguir? E en segundo lugar: non se vai conseguir salvo que ti digas algo?</text:span></text:p>
      <text:p text:style-name="P6"><text:span text:style-name="T1"/></text:p>
      <text:p text:style-name="P6"><text:span text:style-name="T1">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lt;xref linkend="bikeshed-full"/&gt; para veres máis ideas sobre como comportarse nunha lista de correo moi concorrida.</text:span></text:p>
      <text:p text:style-name="P6"><text:span text:style-name="T1"/></text:p>
      <text:p text:style-name="P6"><text:span text:style-name="T1">Fíos produtivos fronte a fíos improdutivos</text:span></text:p>
      <text:p text:style-name="P6"><text:span text:style-name="T1"/></text:p>
      <text:p text:style-name="P6"><text:soft-page-break/><text:span text:style-name="T1">Nunha lista de correo moi concorrida, hai dous imperativos: Un, obviamente, é comprenderes a que tes que prestarlle atención e que podes ignorar. O outro é comportáreste dun xeito que evite a aparición de ruído: ti non queres que unicamente as túas mensaxes teñan unha boa relación sinal/ruído, senón que tamén queres que sexan do tipo de mensaxes que estimulan &lt;emphasis&gt;o resto da xente&lt;/emphasis&gt; a enviar mensaxes cunha relación similar de sinal/ruído, ou a non escribir nada.</text:span></text:p>
      <text:p text:style-name="P6"><text:span text:style-name="T1"/></text:p>
      <text:p text:style-name="P6"><text:span text:style-name="T1">Para ver como facer isto, imos considerar o contexto no que se fai. Cales son algúns dos sinais que identifican un fío improdutivo?</text:span></text:p>
      <text:p text:style-name="P6"><text:span text:style-name="T1"/></text:p>
      <text:p text:style-name="P6"><text:span text:style-name="T1">Empézanse a repetir argumentos xa empregados con anterioridade, debido a que o que os emprega pensa que ninguén os escoitou a primeira vez.</text:span></text:p>
      <text:p text:style-name="P6"><text:span text:style-name="T1"/></text:p>
      <text:p text:style-name="P6"><text:span text:style-name="T1">A medida que as ideas se fan máis e máis pequenas, aumenta o nivel de esaxeración e participación.</text:span></text:p>
      <text:p text:style-name="P6"><text:span text:style-name="T1"/></text:p>
      <text:p text:style-name="P6"><text:span text:style-name="T1">A maior parte dos comentarios proveñen de xente que fai un traballo pequeno, ou mesmo que non fai ningún traballo, mentres que a xente que tende a facer as cousas fica calada.</text:span></text:p>
      <text:p text:style-name="P6"><text:span text:style-name="T1"/></text:p>
      <text:p text:style-name="P6"><text:span text:style-name="T1">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span></text:p>
      <text:p text:style-name="P6"><text:span text:style-name="T1"/></text:p>
      <text:p text:style-name="P6"><text:span text:style-name="T1">Só porque un fío pareza non produtivo nos seus primeiro pasos non quere dicir que sexa unha perda de tempo. De feito, pode tratar sobre un tema importante, en cuxo caso o feito de non producir ningún avance sería o máis molesto.</text:span></text:p>
      <text:p text:style-name="P6"><text:span text:style-name="T1"/></text:p>
      <text:p text:style-name="P6"><text:span text:style-name="T1">Conducir un fío cara á utilidade sen seres agresivo é toda unha arte. Amoestares a xente para que deixe 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amp;mdash;dálle á xente unha ruta, un vieiro que seguir para alcanzares o resultado que queres, e todo isto sen que pareza que estás ditando a conduta a seguir. A distinción reflíctese en gran medida no ton. Por exemplo, isto non está ben:</text:span></text:p>
      <text:p text:style-name="P6"><text:span text:style-name="T1"/></text:p>
      <text:p text:style-name="P6"><text:span text:style-name="T1">&lt;blockquote&gt; &lt;para&gt;&lt;emphasis&gt;Esta discusión non vai a ningures. Podemos, por favor, abandonar este tema ata que alguén teña un remendo que implemente unha desas propostas? Non hai razón para darlle máis voltas dicindo sempre o mesmo. O código fala máis alto que as palabras, rapaces.&lt;/emphasis&gt;&lt;/para&gt; &lt;/blockquote&gt; &lt;para&gt;Mentres que esta si que está ben:&lt;/para&gt; &lt;blockquote&gt; &lt;para&gt;&lt;emphasis&gt;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remendo. Deste xeito, cando menos contariamos con unha acción definitiva que acometermos (por exemplo, obtermos consenso na especificación, ou aplicarmos o remendo).&lt;/emphasis&gt;&lt;/para&gt; &lt;/blockquote&gt;</text:span></text:p>
      <text:p text:style-name="P6"><text:span text:style-name="T1"/></text:p>
      <text:p text:style-name="P6"><text:span text:style-name="T1">Compara a segunda aproximación coa primeira. A segunda proposta non debuxa unha liña entre ti e os demais, nin os acusa de levar a discusión a unha espiral sen fin. Fala sobre "nós", o cal é importante </text:span><text:soft-page-break/><text:span text:style-name="T1">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amp;mdash;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span></text:p>
      <text:p text:style-name="P6"><text:span text:style-name="T1"/></text:p>
      <text:p text:style-name="P6"><text:span text:style-name="T1">Non sempre vas queres elevar un fío ao seguinte nivel de construtividade&amp;mdash;algunhas veces vas queres liquidalo. Neste caso, o propósito da túa mensaxe debe ser ou ben facer unha cousa ou ben facer a outra. Se podes amosar o camiño polo que andou o fío de xeito que ninguén realmente vaia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span></text:p>
      <text:p text:style-name="P6"><text:span text:style-name="T1"/></text:p>
      <text:p text:style-name="P6"><text:span text:style-name="T1">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dos varios fíos.</text:span></text:p>
      <text:p text:style-name="P6"><text:span text:style-name="T1"/></text:p>
      <text:p text:style-name="P6"><text:span text:style-name="T1">Canto máis suave for o tema, máis longo vai ser o debate</text:span></text:p>
      <text:p text:style-name="P6"><text:span text:style-name="T1"/></text:p>
      <text:p text:style-name="P6"><text:span text:style-name="T1">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span></text:p>
      <text:p text:style-name="P6"><text:span text:style-name="T1"/></text:p>
      <text:p text:style-name="P6"><text:span text:style-name="T1">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span></text:p>
      <text:p text:style-name="P6"><text:span text:style-name="T1"/></text:p>
      <text:p text:style-name="P6"><text:span text:style-name="T1">O principio de que a morea de discusión é inversamente proporcional á complexidade do tema ten estado dando voltas por aí desde hai moito tempo, e coñécese informalmente como o &lt;firstterm&gt;efecto garaxe da bicicleta&lt;/firstterm&gt;. Aquí está a explicación do mesmo, achegada por Poul-Henning Kamp, proveniente dunha mensaxe famosa enviada aos desenvolvedores de BSD:</text:span></text:p>
      <text:p text:style-name="P6"><text:span text:style-name="T1"/></text:p>
      <text:p text:style-name="P6"><text:span text:style-name="T1">É unha longa historia, ou máis ben unha vella historia, mais bastante curta na actualidade. C. Northcote </text:span><text:soft-page-break/><text:span text:style-name="T1">Parkinson escribiu un libro nos comezos de 1960 titulado "A lei de Parkinson", o cal contiña moitos coñecementos sobre a dinámica da xestión.</text:span></text:p>
      <text:p text:style-name="P6"><text:span text:style-name="T1"/></text:p>
      <text:p text:style-name="P6"><text:span text:style-name="T1">[...]</text:span></text:p>
      <text:p text:style-name="P6"><text:span text:style-name="T1"/></text:p>
      <text:p text:style-name="P6"><text:span text:style-name="T1">No exemplo específico sobre o garaxe da bicicleta, a outra compoñente vital é unha central de enerxía atómica, supoño que para ilustrar a época do libro.</text:span></text:p>
      <text:p text:style-name="P6"><text:span text:style-name="T1"/></text:p>
      <text:p text:style-name="P6"><text:span text:style-name="T1">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span></text:p>
      <text:p text:style-name="P6"><text:span text:style-name="T1"/></text:p>
      <text:p text:style-name="P6"><text:span text:style-name="T1">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span></text:p>
      <text:p text:style-name="P6"><text:span text:style-name="T1"/></text:p>
      <text:p text:style-name="P6"><text:span text:style-name="T1">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que está prestando atención, para demostrar (en definitiva) que está &lt;emphasis&gt;aí&lt;/emphasis&gt;.</text:span></text:p>
      <text:p text:style-name="P6"><text:span text:style-name="T1"/></text:p>
      <text:p text:style-name="P6"><text:span text:style-name="T1">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span></text:p>
      <text:p text:style-name="P6"><text:span text:style-name="T1"/></text:p>
      <text:p text:style-name="P6"><text:span text:style-name="T1">(A súa mensaxe completa é unha lectura de motivo valor. Podes vela en &lt;xref linkend="bikeshed-full"/&gt;; bótalle tamén unha ollada a <text:s/>&lt;ulink url="http://bikeshed.com"&gt;&lt;/ulink&gt;.)</text:span></text:p>
      <text:p text:style-name="P6"><text:span text:style-name="T1"/></text:p>
      <text:p text:style-name="P6"><text:span text:style-name="T1">Calquera que algunha vez participase de xeito frecuente nun grupo con capacidade de toma de decisións, pode recoñecer perfectamente isto do que fala Kamp. Porén, acostuma a ser imposible persuadir &lt;emphasis&gt;todo o mundo&lt;/emphasis&gt; para que non pinte o garaxe da bicicleta. O mellor que podes facer é recoñeceres que este fenómeno existe, cando vires que está a suceder, e persuadir os desenvolvedores experimentados&amp;mdash;a xente cuxas mensaxes cargan coa maior parte do peso&amp;mdash;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span></text:p>
      <text:p text:style-name="P6"><text:span text:style-name="T1"/></text:p>
      <text:p text:style-name="P6"><text:span text:style-name="T1">Evitar as guerras santas</text:span></text:p>
      <text:p text:style-name="P6"><text:span text:style-name="T1"/></text:p>
      <text:p text:style-name="P6"><text:span text:style-name="T1">Unha &lt;firstterm&gt;"guerra santa"&lt;/firstterm&gt;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text:span><text:soft-page-break/><text:span text:style-name="T1">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span></text:p>
      <text:p text:style-name="P6"><text:span text:style-name="T1"/></text:p>
      <text:p text:style-name="P6"><text:span text:style-name="T1">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lt;emphasis&gt;se&lt;/emphasis&gt;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lt;emphasis&gt;non&lt;/emphasis&gt;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span></text:p>
      <text:p text:style-name="P6"><text:span text:style-name="T1"/></text:p>
      <text:p text:style-name="P6"><text:span text:style-name="T1">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amp;mdash; a única cuestión agora é canto &lt;emphasis&gt;máis&lt;/emphasis&gt; esforzo resta? Se alguén sente que algo máis de discusión vai conseguir pechar a discusión, entón (desde o seu punto de vista) aínda se pode continuar.</text:span></text:p>
      <text:p text:style-name="P6"><text:span text:style-name="T1"/></text:p>
      <text:p text:style-name="P6"><text:span text:style-name="T1">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span></text:p>
      <text:p text:style-name="P6"><text:span text:style-name="T1"/></text:p>
      <text:p text:style-name="P6"><text:span text:style-name="T1">Como deberías manexar unha guerra santa?</text:span></text:p>
      <text:p text:style-name="P6"><text:span text:style-name="T1"/></text:p>
      <text:p text:style-name="P6"><text:span text:style-name="T1">A primeira resposta é tentar configurar as cousas para que non se declaren guerras santas. Isto non é tan inútil como soa:</text:span></text:p>
      <text:p text:style-name="P6"><text:span text:style-name="T1"/></text:p>
      <text:p text:style-name="P6"><text:span text:style-name="T1">Podes anticiparte a determinadas guerras santas máis ou menos estándar: tenden a versar sobre linguaxes de programación, licenzas (bótalle unha ollada a &lt;xref linkend="license-compatibility"/&gt;&lt;phrase output="printed"&gt; en &lt;xref linkend="legal"/&gt;&lt;/phrase&gt;), responderlle aos desconformes (ver &lt;xref linkend="reply-to"/&gt;&lt;phrase output="printed"&gt; ne &lt;xref linkend="technical-infrastructure"/&gt;&lt;/phrase&gt;), e uns poucos temas máis. Ademais, cada proxecto acostuma a ter unha ou dúas guerras santas da súa propia colleita, coas que os desenvolvedores de longo percorrido vanse familiarizar con prontitude. As técnicas para parares guerras santas, ou para limitares os seus danos, son máis ou menos as mesmas en calquera lugar. Mesmo se estiveres seguro de que o teu lado é o que ten a razón, tenta atopar &lt;emphasis&gt;algún&lt;/emphasis&gt;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text:span><text:soft-page-break/><text:span text:style-name="T1">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span></text:p>
      <text:p text:style-name="P6"><text:span text:style-name="T1"/></text:p>
      <text:p text:style-name="P6"><text:span text:style-name="T1">Cando unha guerra santa non pode ser evitada, decide o máis axiña que poidas canto che importa, e prepárate para renderte publicamente. Cando fagas isto, podes dicir que non estás apoiándoa porque a guerra santa non o merece, mais non expreses ningún rancor e &lt;emphasis&gt;non&lt;/emphasis&gt; te aproveites da oportunidade para unha despedida disparando contra os argumentos da outra parte. Darse por vencido é efectivo só cando se fai con elegancia.</text:span></text:p>
      <text:p text:style-name="P6"><text:span text:style-name="T1"/></text:p>
      <text:p text:style-name="P6"><text:span text:style-name="T1">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lt;emphasis&gt;non&lt;/emphasis&gt; nos terreos nos que estea linguaxe for mellor que outras linguaxes que poderían ser empregadas no seu lugar. Nunca deixes que a conversa dexenere nunha comparación académica de linguaxes de programación (isto parece ocorrer especialmente cando alguén menciona Perl, por algunha razón); este é un tema morto no que simplemente debes evitar caer.</text:span></text:p>
      <text:p text:style-name="P6"><text:span text:style-name="T1"/></text:p>
      <text:p text:style-name="P6"><text:span text:style-name="T1">Para un maior coñecemento histórico sobre as guerras santas, mira &lt;ulink url="http://catb.org/~esr/jargon/html/H/holy-wars.html"&gt;&lt;/ulink&gt;, e mailo artigo de Danny Cohen, no que se popularizou o termo, &lt;ulink url="http://www.ietf.org/rfc/ien/ien137.txt"&gt;&lt;/ulink&gt;.</text:span></text:p>
      <text:p text:style-name="P6"><text:span text:style-name="T1"/></text:p>
      <text:p text:style-name="P6"><text:span text:style-name="T1">O efecto "minoría ruidosa"</text:span></text:p>
      <text:p text:style-name="P6"><text:span text:style-name="T1"/></text:p>
      <text:p text:style-name="P6"><text:span text:style-name="T1">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span></text:p>
      <text:p text:style-name="P6"><text:span text:style-name="T1"/></text:p>
      <text:p text:style-name="P6"><text:span text:style-name="T1">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span></text:p>
      <text:p text:style-name="P6"><text:span text:style-name="T1"/></text:p>
      <text:p text:style-name="P6"><text:span text:style-name="T1">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text:span><text:soft-page-break/><text:span text:style-name="T1">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span></text:p>
      <text:p text:style-name="P6"><text:span text:style-name="T1"/></text:p>
      <text:p text:style-name="P6"><text:span text:style-name="T1">Xente problemática</text:span></text:p>
      <text:p text:style-name="P6"><text:span text:style-name="T1"/></text:p>
      <text:p text:style-name="P6"><text:span text:style-name="T1">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span></text:p>
      <text:p text:style-name="P6"><text:span text:style-name="T1"/></text:p>
      <text:p text:style-name="P6"><text:span text:style-name="T1">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span></text:p>
      <text:p text:style-name="P6"><text:span text:style-name="T1"/></text:p>
      <text:p text:style-name="P6"><text:span text:style-name="T1">Tratando con xente problemática</text:span></text:p>
      <text:p text:style-name="P6"><text:span text:style-name="T1"/></text:p>
      <text:p text:style-name="P6"><text:span text:style-name="T1">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conspiración na súa contra&amp;mdash;que outros membros do proxecto decidiron formar un club exclusivo, do cal non é membro. Entón isto xustifica, na súa mente, o feito de tomar as regras ao pé da letra e involucrarse nunha manipulación formal dos procedementos do proxecto, para poder &lt;emphasis&gt;facer&lt;/emphasis&gt; que todos o tomen en serio. En casos extremos, a persoa pode chegar a pensar que está loitando unha batalla para salva-lo proxecto de si mesmo.</text:span></text:p>
      <text:p text:style-name="P6"><text:span text:style-name="T1"/></text:p>
      <text:p text:style-name="P6"><text:span text:style-name="T1">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span></text:p>
      <text:p text:style-name="P6"><text:span text:style-name="T1"/></text:p>
      <text:p text:style-name="P6"><text:span text:style-name="T1">Sabendo que combatelos é tan complicado, moitas veces é mellor toleralos durante un tempo. Pensa </text:span><text:soft-page-break/><text:span text:style-name="T1">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amp;mdash;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span></text:p>
      <text:p text:style-name="P6"><text:span text:style-name="T1"/></text:p>
      <text:p text:style-name="P6"><text:span text:style-name="T1">Se as conversas privadas indicaren que polo menos algúns dos demais membros observaron tamén o problema, entón é hora de faceres algo. Entón é cando hai que ter &lt;emphasis&gt;verdadeiro&lt;/emphasis&gt;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span></text:p>
      <text:p text:style-name="P6"><text:span text:style-name="T1"/></text:p>
      <text:p text:style-name="P6"><text:span text:style-name="T1">Recorda que aínda que a outra persoa sexa a que ten un comportamento destrutivo es &lt;emphasis&gt;ti&lt;/emphasis&gt;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span></text:p>
      <text:p text:style-name="P6"><text:span text:style-name="T1"/></text:p>
      <text:p text:style-name="P6"><text:span text:style-name="T1">Caso de estudo</text:span></text:p>
      <text:p text:style-name="P6"><text:span text:style-name="T1"/></text:p>
      <text:p text:style-name="P6"><text:span text:style-name="T1">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span></text:p>
      <text:p text:style-name="P6"><text:span text:style-name="T1"/></text:p>
      <text:p text:style-name="P6"><text:span text:style-name="T1">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span></text:p>
      <text:p text:style-name="P6"><text:span text:style-name="T1"/></text:p>
      <text:p text:style-name="P6"><text:span text:style-name="T1">De: "Brian W. Fitzpatrick" &amp;lt;fitz@collab.net&amp;gt;</text:span></text:p>
      <text:p text:style-name="P6"><text:span text:style-name="T1">A: [... lista de receptores omitida por anonimato ...]</text:span></text:p>
      <text:p text:style-name="P6"><text:span text:style-name="T1">Asunto: O sumidoiro de enerxía de subversion</text:span></text:p>
      <text:p text:style-name="P6"><text:span text:style-name="T1">Data: Mércores, 12 Nov 2003 23:37:47 -0600</text:span></text:p>
      <text:p text:style-name="P6"><text:span text:style-name="T1"/></text:p>
      <text:p text:style-name="P6"><text:soft-page-break/><text:span text:style-name="T1">Nos últimos 25 días, os 6 membros máis activos na lista svn [dev|users]</text:span></text:p>
      <text:p text:style-name="P6"><text:span text:style-name="T1">foron:</text:span></text:p>
      <text:p text:style-name="P6"><text:span text:style-name="T1"/></text:p>
      <text:p text:style-name="P6"><text:span text:style-name="T1"><text:s text:c="4"/>294 <text:s/>kfogel@collab.net</text:span></text:p>
      <text:p text:style-name="P6"><text:span text:style-name="T1"><text:s text:c="4"/>236 <text:s/>"C. Michael Pilato" &amp;lt;cmpilato@collab.net&amp;gt;</text:span></text:p>
      <text:p text:style-name="P6"><text:span text:style-name="T1"><text:s text:c="4"/>220 <text:s/>"X. Aleatorio" &amp;lt;xaleatorio@posteador-problematico.com&amp;gt;</text:span></text:p>
      <text:p text:style-name="P6"><text:span text:style-name="T1"><text:s text:c="4"/>176 <text:s/>Branko &amp;Ccaron;ibej &amp;lt;brane@xbc.nu&amp;gt;</text:span></text:p>
      <text:p text:style-name="P6"><text:span text:style-name="T1"><text:s text:c="4"/>130 <text:s/>Philip Martin &amp;lt;philip@codematters.co.uk&amp;gt;</text:span></text:p>
      <text:p text:style-name="P6"><text:span text:style-name="T1"><text:s text:c="4"/>126 <text:s/>Ben Collins-Sussman &amp;lt;sussman@collab.net&amp;gt;</text:span></text:p>
      <text:p text:style-name="P6"><text:span text:style-name="T1"/></text:p>
      <text:p text:style-name="P6"><text:span text:style-name="T1">Eu diría que 5 desas persoas están contribuíndo a que saía Subversion</text:span></text:p>
      <text:p text:style-name="P6"><text:span text:style-name="T1">1.0 nun futuro próximo.</text:span></text:p>
      <text:p text:style-name="P6"><text:span text:style-name="T1"/></text:p>
      <text:p text:style-name="P6"><text:span text:style-name="T1">Tamén diría que unha desas persoas está constantemente roubando tempo</text:span></text:p>
      <text:p text:style-name="P6"><text:span text:style-name="T1">e enerxía dos outros 5, sen mencionar toda a lista, e polo tanto</text:span></text:p>
      <text:p text:style-name="P6"><text:span text:style-name="T1">(aínda que de maneira non intencionada) freando o desenvolvemento de Subversion.</text:span></text:p>
      <text:p text:style-name="P6"><text:span text:style-name="T1">Non fixen unha análise dos fíos, mais un vgrep da miña bandexa de correo de Subversion mostra</text:span></text:p>
      <text:p text:style-name="P6"><text:span text:style-name="T1">que tódolos correos desta persoa foron respondidos polo menos una vez por</text:span></text:p>
      <text:p text:style-name="P6"><text:span text:style-name="T1">polo menos dúas das cinco persoas citadas enriba.</text:span></text:p>
      <text:p text:style-name="P6"><text:span text:style-name="T1"/></text:p>
      <text:p text:style-name="P6"><text:span text:style-name="T1">Penso que algún tipo de intervención radical é necesaria neste caso, mesmo se escorrentarmos</text:span></text:p>
      <text:p text:style-name="P6"><text:span text:style-name="T1">a esa persoa fora do proxecto. A amabilidade e as suxestións xa mostraron</text:span></text:p>
      <text:p text:style-name="P6"><text:span text:style-name="T1">que non teñen efecto.</text:span></text:p>
      <text:p text:style-name="P6"><text:span text:style-name="T1"/></text:p>
      <text:p text:style-name="P6"><text:span text:style-name="T1">dev@subversion é unha lista de correo para facilitar o desenvolvemento dun sistema de</text:span></text:p>
      <text:p text:style-name="P6"><text:span text:style-name="T1">control de versións, non para facer sesións de terapia de grupo.</text:span></text:p>
      <text:p text:style-name="P6"><text:span text:style-name="T1"/></text:p>
      <text:p text:style-name="P6"><text:span text:style-name="T1">-Fitz, tentando ler tres días de correo de svn amontoado</text:span></text:p>
      <text:p text:style-name="P6"><text:span text:style-name="T1"/></text:p>
      <text:p text:style-name="P6"><text:span text:style-name="T1">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span></text:p>
      <text:p text:style-name="P6"><text:span text:style-name="T1"/></text:p>
      <text:p text:style-name="P6"><text:span text:style-name="T1">Retrospectivamente, a estratexia de Fitz foi autoritaria. Reuniu probas claras cuantitativas, mais decidiu 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lt;xref linkend="spam-prevention"/&gt;&lt;phrase output="printed"&gt; en &lt;xref linkend="technical-infrastructure"/&gt;&lt;/phrase&gt;). Mais o motivo de que tivéramos dita opción de reserva foi que Fitz conseguiu xa ao principio o apoio necesario de xente clave no proxecto.</text:span></text:p>
      <text:p text:style-name="P6"><text:span text:style-name="T1"/></text:p>
      <text:p text:style-name="P6"><text:soft-page-break/><text:span text:style-name="T1">Xestionando o crecemento</text:span></text:p>
      <text:p text:style-name="P6"><text:span text:style-name="T1"/></text:p>
      <text:p text:style-name="P6"><text:span text:style-name="T1">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amp;mdash;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span></text:p>
      <text:p text:style-name="P6"><text:span text:style-name="T1"/></text:p>
      <text:p text:style-name="P6"><text:span text:style-name="T1">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span></text:p>
      <text:p text:style-name="P6"><text:span text:style-name="T1"/></text:p>
      <text:p text:style-name="P6"><text:span text:style-name="T1">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amp;mdash;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span></text:p>
      <text:p text:style-name="P6"><text:span text:style-name="T1"/></text:p>
      <text:p text:style-name="P6"><text:span text:style-name="T1">Recoñecer cando partes concretas dun foro &lt;emphasis&gt;non&lt;/emphasis&gt; están a sufrir dun crecemento excesivo, embora o foro en conxunto si que o estea a sufrir; e separar estas partes en foros novos e especializados (por exemplo, non deixes que paguen xustos por pecadores).</text:span></text:p>
      <text:p text:style-name="P6"><text:span text:style-name="T1"/></text:p>
      <text:p text:style-name="P6"><text:span text:style-name="T1">Asegurar que están accesibles varias fontes automatizadas de información, e que as mesmas están organizadas, actualizadas e facilmente accesibles.</text:span></text:p>
      <text:p text:style-name="P6"><text:soft-page-break/><text:span text:style-name="T1"/></text:p>
      <text:p text:style-name="P7"><text:span text:style-name="T1"/></text:p>
      <text:p text:style-name="P7"><text:span text:style-name="T1">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span></text:p>
      <text:p text:style-name="P7"><text:span text:style-name="T1"/></text:p>
      <text:p text:style-name="P7"><text:span text:style-name="T1">Realmente, a execución desta división é un proceso de dous pasos. Por unha banda creas a nova lista de correo (ou canal de IRC, ou o que for), e por outra invistes o tempo que for necesario para dun xeito educado ires instando a xente a &lt;emphasis&gt;empregar&lt;/emphasis&gt;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span></text:p>
      <text:p text:style-name="P7"><text:span text:style-name="T1"/></text:p>
      <text:p text:style-name="P7"><text:span text:style-name="T1">A estratexia (2) é un proceso en curso, permanecendo en proceso durante toda a vida do proxecto e envolvendo moitos participantes. Por suposto, trátase en parte da recorrente cuestión de manter documentación actualizada (bótalle unha ollada a &lt;xref linkend="documentation"/&gt;&lt;phrase output="printed"&gt; in &lt;xref linkend="getting-started"/&gt;&lt;/phrase&gt;), mais tamén se trata se asegurarte de dirixir a xente cara onde esta se atopa, e en última instancia é moito máis que todo o anterior, tal como se vai discutir e amosar nas sección que seguen, nas cales se vai ver esta estratexia en detalle.</text:span></text:p>
      <text:p text:style-name="P7"><text:span text:style-name="T1"/></text:p>
      <text:p text:style-name="P7"><text:span text:style-name="T1">Uso manifesto dos arquivos</text:span></text:p>
      <text:p text:style-name="P7"><text:span text:style-name="T1"/></text:p>
      <text:p text:style-name="P7"><text:span text:style-name="T1">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span></text:p>
      <text:p text:style-name="P7"><text:span text:style-name="T1"/></text:p>
      <text:p text:style-name="P7"><text:span text:style-name="T1">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text:span><text:soft-page-break/><text:span text:style-name="T1">ranking nas ferramentas de procura de Internet do recurso apuntado.</text:span></text:p>
      <text:p text:style-name="P7"><text:span text:style-name="T1"/></text:p>
      <text:p text:style-name="P7"><text:span text:style-name="T1">Porén, hai veces nas que duplicares a información si que ten sentido. Por exemplo, imaxina que existe unha resposta nos arquivos, non fornecida por ti, dicindo:</text:span></text:p>
      <text:p text:style-name="P7"><text:span text:style-name="T1"/></text:p>
      <text:p text:style-name="P7"><text:span text:style-name="T1">Parece que os índices do teu servidor Dharma están bloqueados.</text:span></text:p>
      <text:p text:style-name="P7"><text:span text:style-name="T1">Para desbloquealos, executa os seguintes comandos:</text:span></text:p>
      <text:p text:style-name="P7"><text:span text:style-name="T1"/></text:p>
      <text:p text:style-name="P7"><text:span text:style-name="T1">1. Apaga o servidor Dharma</text:span></text:p>
      <text:p text:style-name="P7"><text:span text:style-name="T1">2. Executa a aplicación 'deslocke' incluída no servidor Dharma</text:span></text:p>
      <text:p text:style-name="P7"><text:span text:style-name="T1">3. Acende o servidor</text:span></text:p>
      <text:p text:style-name="P7"><text:span text:style-name="T1"/></text:p>
      <text:p text:style-name="P7"><text:span text:style-name="T1">Entón, meses despois, ves outra mensaxe indicando que os índices de alguén sufriron un bloqueo. Fas unha procura nos arquivos e atopas a resposta anterior, mais decátaste de que na mesma non están 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span></text:p>
      <text:p text:style-name="P7"><text:span text:style-name="T1"/></text:p>
      <text:p text:style-name="P7"><text:span text:style-name="T1">Parece que os índices do teu servidor Dharma están bloqueados. Xa</text:span></text:p>
      <text:p text:style-name="P7"><text:span text:style-name="T1">vimos ese problema o xullo pasado, e D. Hume enviou unha solución,</text:span></text:p>
      <text:p text:style-name="P7"><text:span text:style-name="T1">que se pode ver en http://ghandalf-loves-lost.org/servidoresDharma</text:span></text:p>
      <text:p text:style-name="P7"><text:span text:style-name="T1">A continuación, expoñemos unha descrición máis completa sobre</text:span></text:p>
      <text:p text:style-name="P7"><text:span text:style-name="T1">como desbloqueares os teus índices, baseada nas instrucións de D. Hume,</text:span></text:p>
      <text:p text:style-name="P7"><text:span text:style-name="T1">mais ampliándoas un chisco:</text:span></text:p>
      <text:p text:style-name="P7"><text:span text:style-name="T1"/></text:p>
      <text:p text:style-name="P7"><text:span text:style-name="T1">1. Apaga o servidor Dharma</text:span></text:p>
      <text:p text:style-name="P7"><text:span text:style-name="T1">2. Rexístrate como usuario co que o servidor Dharma se executa habitualmente</text:span></text:p>
      <text:p text:style-name="P7"><text:span text:style-name="T1">3. Como ese usuario, executa a aplicación 'deslocke' sobre os índices</text:span></text:p>
      <text:p text:style-name="P7"><text:span text:style-name="T1">4. Arrinca manualmente o servidor Dharma para testares se os índices funcionan</text:span></text:p>
      <text:p text:style-name="P7"><text:span text:style-name="T1">5. Reinicia o servidor</text:span></text:p>
      <text:p text:style-name="P7"><text:span text:style-name="T1"/></text:p>
      <text:p text:style-name="P7"><text:span text:style-name="T1">(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span></text:p>
      <text:p text:style-name="P7"><text:span text:style-name="T1"/></text:p>
      <text:p text:style-name="P7"><text:span text:style-name="T1">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span></text:p>
      <text:p text:style-name="P7"><text:soft-page-break/><text:span text:style-name="T1"/></text:p>
      <text:p text:style-name="P7"><text:span text:style-name="T1">Trata todos os recursos como arquivos</text:span></text:p>
      <text:p text:style-name="P7"><text:span text:style-name="T1"/></text:p>
      <text:p text:style-name="P7"><text:span text:style-name="T1">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span></text:p>
      <text:p text:style-name="P7"><text:span text:style-name="T1"/></text:p>
      <text:p text:style-name="P7"><text:span text:style-name="T1">Como emprega a xente unha FAQ?</text:span></text:p>
      <text:p text:style-name="P7"><text:span text:style-name="T1"/></text:p>
      <text:p text:style-name="P7"><text:span text:style-name="T1">Pesquisan palabras e frases específicas.</text:span></text:p>
      <text:p text:style-name="P7"><text:span text:style-name="T1"/></text:p>
      <text:p text:style-name="P7"><text:span text:style-name="T1">Queren poder navegala, gozando da información sen necesariamente buscar respostas a cuestións específicas.</text:span></text:p>
      <text:p text:style-name="P7"><text:span text:style-name="T1"/></text:p>
      <text:p text:style-name="P7"><text:span text:style-name="T1">Esperan que motores de procura como Google coñezan o contido da FAQ, de tal xeito que as procuras fornezan como resultado entradas na FAQ.</text:span></text:p>
      <text:p text:style-name="P7"><text:span text:style-name="T1"/></text:p>
      <text:p text:style-name="P7"><text:span text:style-name="T1">Queren poder referirse directamente a outra xente en temas específicos na FAQ.</text:span></text:p>
      <text:p text:style-name="P7"><text:span text:style-name="T1"/></text:p>
      <text:p text:style-name="P7"><text:span text:style-name="T1">Queren poder engadir novo material na FAQ, mais ten en conta que isto ocorre moito menos a miúdo que a procura de respostas &amp;mdash;as FAQs son de lonxe moito máis lidas que escritas.</text:span></text:p>
      <text:p text:style-name="P7"><text:span text:style-name="T1"/></text:p>
      <text:p text:style-name="P7"><text:span text:style-name="T1">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lt;firstterm&gt;named anchor&lt;/firstterm&gt;, indicando que se lle permite a xente chegar a calquera localización concreta na páxina. O punto 5 significa que os ficheiros fonte para a FAQ deberían estar dispoñibles dunha maneira axeitada (ver &lt;xref linkend="version-everything"/&gt;&lt;phrase output="printed"&gt; in &lt;xref linkend="technical-infrastructure"/&gt;&lt;/phrase&gt;), nun formato que sexa sinxelo de editar.</text:span></text:p>
      <text:p text:style-name="P7"><text:span text:style-name="T1"/></text:p>
      <text:p text:style-name="P7"><text:span text:style-name="T1">Named Anchors (áncoras nomeadas) e atributos ID</text:span></text:p>
      <text:p text:style-name="P7"><text:span text:style-name="T1"/></text:p>
      <text:p text:style-name="P7"><text:span text:style-name="T1">Hai dúas maneiras para lograr que un navegador salte a un sitio específico dentro dunha páxina web: áncoras con nome e atributos id.</text:span></text:p>
      <text:p text:style-name="P7"><text:span text:style-name="T1"/></text:p>
      <text:p text:style-name="P7"><text:span text:style-name="T1">Unha &lt;firstterm&gt;áncora con nome&lt;/firstterm&gt; é simplemente un elemento HTML de áncora (&lt;literal&gt;&amp;lt;a&amp;gt;...&amp;lt;/a&amp;gt;&lt;/literal&gt;), mais cun atributo "name":</text:span></text:p>
      <text:p text:style-name="P7"><text:span text:style-name="T1"/></text:p>
      <text:p text:style-name="P7"><text:span text:style-name="T1">&amp;lt;a&amp;nbsp;name="jack-shephard-label"&amp;gt;...&amp;lt;/a&amp;gt;</text:span></text:p>
      <text:p text:style-name="P7"><text:span text:style-name="T1"/></text:p>
      <text:p text:style-name="P7"><text:span text:style-name="T1">Versións máis recentes de HTML soportan un &lt;firstterm&gt;atributo id &lt;/firstterm&gt; xenérico, o cal pode achegarse conxuntamente con calquera elemento HTML, non só con &lt;literal&gt;&amp;lt;a&amp;gt;&lt;/literal&gt;. Por exemplo:</text:span></text:p>
      <text:p text:style-name="P7"><text:span text:style-name="T1"/></text:p>
      <text:p text:style-name="P7"><text:span text:style-name="T1">&amp;lt;p&amp;nbsp;id="hugo-reyes-label"&amp;gt;...&amp;lt;/p&amp;gt;</text:span></text:p>
      <text:p text:style-name="P7"><text:soft-page-break/><text:span text:style-name="T1"/></text:p>
      <text:p text:style-name="P7"><text:span text:style-name="T1">Ambos, tanto áncoras con nome como atributos id, empréganse do mesmo xeito. Un engade unha marca hash e etiquétaa a unha URL, para provocar que o navegador salte directo ao devandito punto da páxina:</text:span></text:p>
      <text:p text:style-name="P7"><text:span text:style-name="T1"/></text:p>
      <text:p text:style-name="P7"><text:span text:style-name="T1">http://ghandalf-loves-lost.org/faq.html#david-faraday-label</text:span></text:p>
      <text:p text:style-name="P7"><text:span text:style-name="T1"/></text:p>
      <text:p text:style-name="P7"><text:span text:style-name="T1">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amp;mdash; embora non exista texto dentro do elemento, porén, debes escribilo na forma dupla:</text:span></text:p>
      <text:p text:style-name="P7"><text:span text:style-name="T1"/></text:p>
      <text:p text:style-name="P7"><text:span text:style-name="T1">&amp;lt;a&amp;nbsp;name="sayid-label"&amp;gt;&amp;lt;/a&amp;gt;</text:span></text:p>
      <text:p text:style-name="P7"><text:span text:style-name="T1"/></text:p>
      <text:p text:style-name="P7"><text:span text:style-name="T1">...aínda que normalmente haberá algún texto, como o título dunha sección.</text:span></text:p>
      <text:p text:style-name="P7"><text:span text:style-name="T1"/></text:p>
      <text:p text:style-name="P7"><text:span text:style-name="T1">En calquera lugar no que empregues unha áncora con nome, ou un atributo id, ou ambos, 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lt;firstterm&gt;atributo título&lt;/firstterm&gt; ao mesmo elemento(s) ao que lle engadiches o "nome" e/ou o atributo "id", por exemplo:</text:span></text:p>
      <text:p text:style-name="P7"><text:span text:style-name="T1"/></text:p>
      <text:p text:style-name="P7"><text:span text:style-name="T1">&amp;lt;a&amp;nbsp;name="kate-austen-label"&amp;nbsp;title="kate-austen-label"&amp;gt;...&amp;lt;/a&amp;gt;</text:span></text:p>
      <text:p text:style-name="P7"><text:span text:style-name="T1"/></text:p>
      <text:p text:style-name="P7"><text:span text:style-name="T1">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span></text:p>
      <text:p text:style-name="P7"><text:span text:style-name="T1"/></text:p>
      <text:p text:style-name="P7"><text:span text:style-name="T1">Formatar a FAQ deste xeito só é un exemplo de como facer que un recurso sexa presentable. As mesmas propiedades&amp;mdash;localización directa, dispoñibilidade para a maioría dos motores de procura en Internet, navegabilidade, estabilidade referencial, e (onde corresponder) editabilidade&amp;mdash;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lt;xref linkend="managing-volunteers"/&gt; analiza como repartir esta carga de mantemento entre varios voluntarios).</text:span></text:p>
      <text:p text:style-name="P7"><text:span text:style-name="T1"/></text:p>
      <text:p text:style-name="P7"><text:span text:style-name="T1">Tradición na codificación</text:span></text:p>
      <text:p text:style-name="P7"><text:span text:style-name="T1"/></text:p>
      <text:p text:style-name="P7"><text:span text:style-name="T1">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text:span><text:soft-page-break/><text:span text:style-name="T1">de menor calidade que as anteriores; a cuestión está en que se teñen que enfrontar a unha maior cultura herdada, que aquela á que se enfrontaron os novatos de tempo atrás.</text:span></text:p>
      <text:p text:style-name="P7"><text:span text:style-name="T1"/></text:p>
      <text:p text:style-name="P7"><text:span text:style-name="T1">As tradicións que un proxecto vai acumulando atinxen sobre todo a como comunicar e preservar a información, estándares de codificación, e outras cuestións de índole técnica. Xa repasamos ambos tipos de estándares en &lt;xref linkend="developer-documentation"/&gt;&lt;phrase output="printed"&gt; en &lt;xref linkend="getting-started"/&gt;&lt;/phrase&gt; e &lt;xref linkend="written-rules"/&gt;&lt;phrase output="printed"&gt; en &lt;xref linkend="social-infrastructure"/&gt;&lt;/phrase&gt;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span></text:p>
      <text:p text:style-name="P7"><text:span text:style-name="T1"/></text:p>
      <text:p text:style-name="P7"><text:span text:style-name="T1">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lt;emphasis&gt;soe&lt;/emphasis&gt; como se estiveses cansado de repetilo. Ti e outros veteranos do proxecto teredes que repetírvolo entre vos a miúdo; este é un efecto colateral inevitable derivado da chegada de novos participantes.</text:span></text:p>
      <text:p text:style-name="P7"><text:span text:style-name="T1"/></text:p>
      <text:p text:style-name="P7"><text:span text:style-name="T1">Cada páxina web, cada mensaxe na lista de correo e cada canal IRC debería ser considerado como un espazo publicitario&amp;mdash;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amp;mdash;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span></text:p>
      <text:p text:style-name="P7"><text:span text:style-name="T1"/></text:p>
      <text:p text:style-name="P7"><text:span text:style-name="T1">Deste xeito, o tópico e mailo tema do canal deberían dirixirse a xente que está a buscar por respostas técnicas sobre o software &lt;emphasis&gt;o máis axiña posible&lt;/emphasis&gt;, en lugar de dirixirse a xente que podería querer participar no proxecto a longo prazo e para os cales unhas guías de interacción serían máis apropiadas. Aquí é onde un canal IRC realmente ocupado xestiona a cuestión (compáraa co exemplo anterior en &lt;xref linkend="irc"/&gt;&lt;phrase output="printed"&gt; en &lt;xref linkend="technical-infrastructure"/&gt;&lt;/phrase&gt;):</text:span></text:p>
      <text:p text:style-name="P7"><text:span text:style-name="T1"/></text:p>
      <text:p text:style-name="P7"><text:span text:style-name="T1">Estás falando en #linuxhelp</text:span></text:p>
      <text:p text:style-name="P7"><text:span text:style-name="T1"/></text:p>
      <text:p text:style-name="P7"><text:span text:style-name="T1">O tema para #linuxhelp é: Por favor, LE</text:span></text:p>
      <text:p text:style-name="P7"><text:span text:style-name="T1">http://www.catb.org/~esr/faqs/smart-questions.html &amp;amp;&amp;amp;</text:span></text:p>
      <text:p text:style-name="P7"><text:span text:style-name="T1">http://www.tldp.org/docs.html#howto ANTES DE faceres preguntas | As normas</text:span></text:p>
      <text:p text:style-name="P7"><text:span text:style-name="T1">do canal atópanse en http://www.nerdfest.org/lh_rules.html | Por favor, consulta</text:span></text:p>
      <text:p text:style-name="P7"><text:span text:style-name="T1">http://kerneltrap.org/node/view/799 antes de preguntares sobre actualizacións á versión</text:span></text:p>
      <text:p text:style-name="P7"><text:span text:style-name="T1">2.6.x do kernel | memory read possible: http://tinyurl.com/4s6mc -&amp;gt;</text:span></text:p>
      <text:p text:style-name="P7"><text:span text:style-name="T1">update to 2.6.8.1 or 2.4.27 | hash algo disaster: http://tinyurl.com/6w8rf</text:span></text:p>
      <text:p text:style-name="P7"><text:span text:style-name="T1">| reiser4 out</text:span></text:p>
      <text:p text:style-name="P7"><text:span text:style-name="T1"/></text:p>
      <text:p text:style-name="P7"><text:span text:style-name="T1">Coas listas de correo, o "espazo publicitario" é un pequeno pé engadido a cada mensaxe. A maioría dos proxectos poñen as instrucións de subscrición e de-subscrición nese lugar, e ás veces unha indicación á </text:span><text:soft-page-break/><text:span text:style-name="T1">páxina web do proxecto ou á páxina de FAQs. Poderías pensar que alguén subscrito á lista de correo sabería onde atopar estar cousas, e probablemente sexa así&amp;mdash;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span></text:p>
      <text:p text:style-name="P7"><text:span text:style-name="T1"/></text:p>
      <text:p text:style-name="P7"><text:span text:style-name="T1">O formatado pode supor unha gran diferenza. Por exemplo, no proxecto Subversion, tivemos un éxito limitado empregando a técnica de filtraxe de erros descrita en &lt;xref linkend="bug-filtering"/&gt;&lt;phrase output="printed"&gt; in &lt;xref linkend="technical-infrastructure"/&gt;&lt;/phrase&gt;.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lt;ulink url="http://subversion.tigris.org/project_issues.html"&gt;&lt;/ulink&gt;), e o resultado foi un descenso notable no número de 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span></text:p>
      <text:p text:style-name="P7"><text:span text:style-name="T1"/></text:p>
      <text:p text:style-name="P7"><text:span text:style-name="T1">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span></text:p>
      <text:p text:style-name="P7"><text:span text:style-name="T1"/></text:p>
      <text:p text:style-name="P7"><text:span text:style-name="T1">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en &lt;xref linkend="code-review"/&gt;&lt;phrase output="printed"&gt; en &lt;xref linkend="getting-started"/&gt;&lt;/phrase&gt;, deberían incluír revisións sobre a conformidade ou non conformidade da xente coas normas do proxecto, especialmente en relación coas convencións relativas ás comunicacións.</text:span></text:p>
      <text:p text:style-name="P7"><text:span text:style-name="T1"/></text:p>
      <text:p text:style-name="P7"><text:span text:style-name="T1">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span></text:p>
      <text:p text:style-name="P7"><text:span text:style-name="T1"/></text:p>
      <text:p text:style-name="P7"><text:span text:style-name="T1">------------------------------------------------------------------------</text:span></text:p>
      <text:p text:style-name="P7"><text:span text:style-name="T1">r12908 | dhume | 2010-05-24 08:05:06 -0600 (Mon, 24 May 2010) | 4 lines</text:span></text:p>
      <text:p text:style-name="P7"><text:span text:style-name="T1"/></text:p>
      <text:p text:style-name="P7"><text:soft-page-break/><text:span text:style-name="T1">Patch from James Ford (Sawyer) &amp;lt;sawyer@ghandalf-loves-lost.org&amp;gt;</text:span></text:p>
      <text:p text:style-name="P7"><text:span text:style-name="T1"/></text:p>
      <text:p text:style-name="P7"><text:span text:style-name="T1">* trunk/contrib/client-side/psvn/psvn.el:</text:span></text:p>
      <text:p text:style-name="P7"><text:span text:style-name="T1"><text:s text:c="2"/>Fixed some typos from revision 12828.</text:span></text:p>
      <text:p text:style-name="P7"><text:span text:style-name="T1">------------------------------------------------------------------------</text:span></text:p>
      <text:p text:style-name="P7"><text:span text:style-name="T1"/></text:p>
      <text:p text:style-name="P7"><text:span text:style-name="T1">...parte da revisión deste commit consiste en dicir "A partir de agora, por favor emprega 'r12828', en lugar de 'revisión 12828' cando te referires a mudanzas feitas no pasado." Isto non é pedantería; é importante tanto para o parseo automático como para os lectores humanos.</text:span></text:p>
      <text:p text:style-name="P7"><text:span text:style-name="T1"/></text:p>
      <text:p text:style-name="P7"><text:span text:style-name="T1">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amp;mdash;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en &lt;xref linkend="html-named-anchors-and-ids"/&gt;), etc.</text:span></text:p>
      <text:p text:style-name="P7"><text:span text:style-name="T1"/></text:p>
      <text:p text:style-name="P7"><text:span text:style-name="T1">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lt;emphasis&gt;e&lt;/emphasis&gt; o cabezallo co message-ID.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span></text:p>
      <text:p text:style-name="P7"><text:span text:style-name="T1"/></text:p>
      <text:p text:style-name="P7"><text:span text:style-name="T1">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span></text:p>
      <text:p text:style-name="P7"><text:span text:style-name="T1"/></text:p>
      <text:p text:style-name="P7"><text:span text:style-name="T1">Prohibidas as conversas no <text:s/>notificador de erros ( bug tracker)</text:span></text:p>
      <text:p text:style-name="P7"><text:span text:style-name="T1"/></text:p>
      <text:p text:style-name="P7"><text:span text:style-name="T1">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remendo parcial. Outra persoa o ve, observa que hai problemas coa solución, e inclúe outra anotación mostrando os problemas. A primeira persoa responde unha vez máis,... e así sucesivamente.</text:span></text:p>
      <text:p text:style-name="P7"><text:soft-page-break/><text:span text:style-name="T1"/></text:p>
      <text:p text:style-name="P7"><text:span text:style-name="T1">O problema con esta operativa reside, primeiramente, en que o notificador de erros é un lugar demasiado pesado e torpe para manter unha discusión, e en segundo lugar en que outra xente probablemente non estea prestando atención&amp;mdash;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span></text:p>
      <text:p text:style-name="P7"><text:span text:style-name="T1"/></text:p>
      <text:p text:style-name="P7"><text:span text:style-name="T1">Mais, exactamente en que punto do proceso se fixo algo incorrecto? Foi no momento no que a persoa orixinal engadiu a súa solución ao erro&amp;mdash; tería que telo enviado á lista en lugar de engadilo? Ou foi cando a segunda persoa respondeu á incidencia, en lugar de facelo na lista de correo?</text:span></text:p>
      <text:p text:style-name="P7"><text:span text:style-name="T1"/></text:p>
      <text:p text:style-name="P7"><text:span text:style-name="T1">Non hai unha resposta correcta, mais si que hai un principio xeral: se simplemente estiveres engadindo datos a unha incidencia, entón faino no notificador de erros, mais se estiveres comezando unha &lt;emphasis&gt;conversa&lt;/emphasis&gt;, entón faino na lista de correo. Non sempre poderás identificar cada caso, simplemente emprega o teu xuízo o mellor que poidas. Por exemplo, cando forneceres un remendo cunha solución potencialmente controvertida, debes anticipar que posiblemente haxa xente que teña preguntas sobre a mesma. Así que aínda que normalmente fornezas o remendo conxuntamente coa notificación, (asumindo que non queres, ou non podes, facer a mudanza directamente), neste caso deberías escoller enviar a mensaxe á lista de correo en lugar de empregares o notificador de erros. De tódolos xeitos, pode haber casos nos que sexa difícil. En todo caso, eventualmente acontecerá un momento onde unha parte ou a outra indiquen que simplemente están engadindo datos á conversa actual&amp;mdash;no exemplo que iniciaba esta sección, este sería o segundo actor, o cal responde, quen ao decatarse de que había problemas co remendo, puido predicir que ía iniciarse unha conversa sobre el, e de aí que debera facerse no canal apropiado.</text:span></text:p>
      <text:p text:style-name="P7"><text:span text:style-name="T1"/></text:p>
      <text:p text:style-name="P7"><text:span text:style-name="T1">Empregando unha analoxía matemática, se a información parece como que vai ser rapidamente converxente, entón pona directamente no notificador de erros; se parece como que vai haber diverxencias, entón unha lista de correo ou un canal IRC serían un lugar mellor.</text:span></text:p>
      <text:p text:style-name="P7"><text:span text:style-name="T1"/></text:p>
      <text:p text:style-name="P7"><text:span text:style-name="T1">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span></text:p>
      <text:p text:style-name="P7"><text:span text:style-name="T1"/></text:p>
      <text:p text:style-name="P7"><text:span text:style-name="T1">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span></text:p>
      <text:p text:style-name="P7"><text:span text:style-name="T1"/></text:p>
      <text:p text:style-name="P7"><text:span text:style-name="T1">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text:span><text:soft-page-break/><text:span text:style-name="T1">nunha cultura de escritor responsable: é moito máis importante facer sinxelas as cousas para ducias ou centos de persoas que poidan ler o informe de erros que para tres ou cinco persoas que escriban sobre o mesmo.</text:span></text:p>
      <text:p text:style-name="P7"><text:span text:style-name="T1"/></text:p>
      <text:p text:style-name="P7"><text:span text:style-name="T1">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span></text:p>
      <text:p text:style-name="P7"><text:span text:style-name="T1"/></text:p>
      <text:p text:style-name="P7"><text:span text:style-name="T1">Publicidade</text:span></text:p>
      <text:p text:style-name="P7"><text:span text:style-name="T1"/></text:p>
      <text:p text:style-name="P7"><text:span text:style-name="T1">No software libre existe unha barreira case inexistente entre as discusións puramente internas e mailas públicas. Isto en parte débese a que a audiencia obxectivo sempre está pouco definida: dado que a maioría ou todos os correos son publicamente accesibles, o proxecto non ten un control efectivo sobre a impresión que del ten o resto do mundo. Alguén, digamos un editor de &lt;ulink url="http://slashdot.org/"&gt;mancomun.org&lt;/ulink&gt;,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span></text:p>
      <text:p text:style-name="P7"><text:span text:style-name="T1"/></text:p>
      <text:p text:style-name="P7"><text:span text:style-name="T1">Para grandes anuncios, adóitanse empregar catro ou cinco canais principais de distribución, nos cales os devanditos anuncios deberían facerse o máis simultaneamente posible:</text:span></text:p>
      <text:p text:style-name="P7"><text:span text:style-name="T1"/></text:p>
      <text:p text:style-name="P7"><text:span text:style-name="T1">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span></text:p>
      <text:p text:style-name="P7"><text:span text:style-name="T1"/></text:p>
      <text:p text:style-name="P7"><text:span text:style-name="T1">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span></text:p>
      <text:p text:style-name="P7"><text:span text:style-name="T1"/></text:p>
      <text:p text:style-name="P7"><text:span text:style-name="T1">Se o teu proxecto conta cun feed RSS (bótalle unha ollada a &lt;xref linkend="rss"/&gt;), asegúrate que o anuncio tamén se publique nel. Isto debería facerse automaticamente cando creas a nota de prensa, dependendo de como teñas configuradas as cousas no teu sitio web.</text:span></text:p>
      <text:p text:style-name="P7"><text:span text:style-name="T1"/></text:p>
      <text:p text:style-name="P7"><text:span text:style-name="T1">Se o anuncio trata sobre o lanzamento dunha nova versión do software, entón actualiza a entrada do teu proxecto en &lt;ulink url="http://freshmeat.net/"&gt;&lt;/ulink&gt; (ver &lt;xref linkend="announcing"/&gt; para creares a entrada en primeiro lugar). Cada vez que actualizas unha entrada en Freshmeat, esta introdúcese na lista de mudanzas do día de Freshmeat. A lista de mudanzas actualízase non só en </text:span><text:soft-page-break/><text:span text:style-name="T1">Freshmeat, senón tamén en varios portais (incluíndo &lt;ulink url="http://slashdot.org"&gt;&lt;/ulink&gt;) que son vistos con avidez por hordas de xente. Freshmeat tamén ofrece a mesma información por sindicación RSS, polo que a xente que non estiver subscrita ao RSS do teu proxecto podería igualmente ver o anuncio vía Freshmeat.</text:span></text:p>
      <text:p text:style-name="P7"><text:span text:style-name="T1"/></text:p>
      <text:p text:style-name="P7"><text:span text:style-name="T1">Envía un correo á lista de correo de anuncios do teu proxecto. O nome desta lista debería ser "announce", é dicir, &lt;literal&gt;announce@dominio-do-teu-proxecto.org&lt;/literal&gt;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lt;xref linkend="security"/&gt;)&lt;phrase output="printed"&gt; máis adiante neste capítulo&lt;/phrase&gt;), ou unha mudanza importante na dirección do proxecto tamén poden ser enviados a esta lista. Dado que é de baixo tráfego e empregada unicamente para cousas importantes, a lista &lt;literal&gt;announce&lt;/literal&gt;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lt;literal&gt;announce&lt;/literal&gt; sempre debe estar moderada.</text:span></text:p>
      <text:p text:style-name="P7"><text:span text:style-name="T1"/></text:p>
      <text:p text:style-name="P7"><text:span text:style-name="T1">Tenta facer os anuncios en todos estes lugares ao mesmo tempo, o máis proximamente posible. A xente pode obter unha sensación de confusión se ven un anuncio na lista de correo mais non o ven reflectido na páxina web do proxecto ou na súa área de notas de prensa. Se acumulares todas as fontes (emails, edición da páxina web, etc) e lanzares todo ao mesmo tempo, entón seguramente acadarás un nivel de incoherencia moi baixo.</text:span></text:p>
      <text:p text:style-name="P7"><text:span text:style-name="T1"/></text:p>
      <text:p text:style-name="P7"><text:span text:style-name="T1">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span></text:p>
      <text:p text:style-name="P7"><text:span text:style-name="T1"/></text:p>
      <text:p text:style-name="P7"><text:span text:style-name="T1">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span></text:p>
      <text:p text:style-name="P7"><text:span text:style-name="T1"/></text:p>
      <text:p text:style-name="P7"><text:span text:style-name="T1">Actualización de progreso: estamos planificando a versión 2.0 de Ghandalf para mediados de Agosto do 2010. Sempre podes revisar http://www.ghandalf.org/status.html para ver actualización. A nova funcionalidade de maior calado vai ser as procuras mediante expresións regulares.</text:span></text:p>
      <text:p text:style-name="P7"><text:span text:style-name="T1"/></text:p>
      <text:p text:style-name="P7"><text:span text:style-name="T1">Outras novas funcionalidades inclúen:&amp;nbsp;... Para alén diso tamén vai haber varias correccións de erros, incluíndo :&amp;nbsp;... </text:span></text:p>
      <text:p text:style-name="P7"><text:span text:style-name="T1"/></text:p>
      <text:p text:style-name="P7"><text:span text:style-name="T1">O primeiro parágrafo é curto, fornece as dúas pezas máis importantes de información (a data de </text:span><text:soft-page-break/><text:span text:style-name="T1">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span></text:p>
      <text:p text:style-name="P7"><text:span text:style-name="T1"/></text:p>
      <text:p text:style-name="P7"><text:span text:style-name="T1">Anunciando vulnerabilidades de seguridade</text:span></text:p>
      <text:p text:style-name="P7"><text:span text:style-name="T1"/></text:p>
      <text:p text:style-name="P7"><text:span text:style-name="T1">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span></text:p>
      <text:p text:style-name="P7"><text:span text:style-name="T1"/></text:p>
      <text:p text:style-name="P7"><text:span text:style-name="T1">Os erros de seguridade son diferentes. Poden comprometer os datos dos usuarios, ou mesmo os seus ordenadores dun xeito completo. Discutir ese problema dun xeito aberto podería amosar a súa existencia ao mundo enteiro&amp;mdash; incluíndo todas as partes que poderían facer un uso malicioso do erro. Deste xeito, mesmo facer commit dunha solución pode anunciar a existencia do erro (hai potencias atacantes que vixían dun xeito sistemático os rexistros públicos de commits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span></text:p>
      <text:p text:style-name="P7"><text:span text:style-name="T1"/></text:p>
      <text:p text:style-name="P7"><text:span text:style-name="T1">Non falar publicamente sobre o erro ata que houber unha solución dispoñible; nese momento fornecer a solución exactamente no mesmo momento no que anuncias o erro.</text:span></text:p>
      <text:p text:style-name="P7"><text:span text:style-name="T1"/></text:p>
      <text:p text:style-name="P7"><text:span text:style-name="T1">Acadar a solución o máis axiña que poidas&amp;mdash;especialmente se alguén externo ao proxecto foi quen informou do erro, porque entón xa sabes que existe polo menos unha persoa allea ao proxecto que podería explotar a vulnerabilidade.</text:span></text:p>
      <text:p text:style-name="P7"><text:span text:style-name="T1"/></text:p>
      <text:p text:style-name="P7"><text:span text:style-name="T1">Na práctica, estes principios lévannos a unha serie estandarizada de pasos, os cales se describen nas seguintes seccións.</text:span></text:p>
      <text:p text:style-name="P7"><text:span text:style-name="T1"/></text:p>
      <text:p text:style-name="P7"><text:span text:style-name="T1">Recibir o informe</text:span></text:p>
      <text:p text:style-name="P7"><text:span text:style-name="T1"/></text:p>
      <text:p text:style-name="P7"><text:span text:style-name="T1">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amp;mdash;só os desenvolvedores de confianza e con longa participación no proxecto poden estar nesta lista. Se precisares unha definición formal de "confianza", podes empregar "todo aquel que teña privilexios de commit desde hai dous anos ou máis" ou algo semellante, para evitares favoritismos. Este é o grupo que vai manexar os erros de seguridade.</text:span></text:p>
      <text:p text:style-name="P7"><text:span text:style-name="T1"/></text:p>
      <text:p text:style-name="P7"><text:span text:style-name="T1">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text:span><text:soft-page-break/><text:span text:style-name="T1">enderezo; mais dado que non vai estar moderada, e máis importante, pobremente protexida contra spam, tenta non dar nunca o seu enderezo sen algún tipo de transformación que oculte o seu enderezo real, tal como se describe en &lt;xref linkend="address-hiding"/&gt;&lt;phrase output="printed"&gt; in &lt;xref linkend="technical-infrastructure"/&gt;&lt;/phrase&gt;. Afortunadamente, a ocultación de enderezo non fai que o enderezo sexa ilexible; bótalle unha ollada a &lt;ulink url="http://subversion.tigris.org/security.html"&gt;&lt;/ulink&gt;, e mira o HTML fonte da páxina, por exemplo.</text:span></text:p>
      <text:p text:style-name="P7"><text:span text:style-name="T1"/></text:p>
      <text:p text:style-name="P7"><text:span text:style-name="T1">Desenvolve silenciosamente a solución ao erro</text:span></text:p>
      <text:p text:style-name="P7"><text:span text:style-name="T1"/></text:p>
      <text:p text:style-name="P7"><text:span text:style-name="T1">Entón, que fai a lista de seguridade cando recibe un informe? A primeira tarefa é avaliar a severidade do problema e maila súa urxencia:</text:span></text:p>
      <text:p text:style-name="P7"><text:span text:style-name="T1"/></text:p>
      <text:p text:style-name="P7"><text:span text:style-name="T1">Como de seria é a vulnerabilidade? Permite que un atacante malicioso tome o control do ordenador de alguén que use o teu software? Ou simplemente pode haber algunha fuga de información sobre os tamaños dalgúns dos seus ficheiros?</text:span></text:p>
      <text:p text:style-name="P7"><text:span text:style-name="T1"/></text:p>
      <text:p text:style-name="P7"><text:span text:style-name="T1">Como de fácil é explotar a vulnerabilidade? Pode realizarse o ataque con scripts, ou require coñecemento circunstancial, suposicións e sorte?</text:span></text:p>
      <text:p text:style-name="P7"><text:span text:style-name="T1"/></text:p>
      <text:p text:style-name="P7"><text:span text:style-name="T1">&lt;emphasis&gt;Quen&lt;/emphasis&gt;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lt;literal&gt;anonymous14@globalhackerOrco.net&lt;/literal&gt;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span></text:p>
      <text:p text:style-name="P7"><text:span text:style-name="T1"/></text:p>
      <text:p text:style-name="P7"><text:span text:style-name="T1">Ten en conta que a diferenza sobre a que estamos falando é con frecuencia un estreito rango entre &lt;emphasis&gt;urxente&lt;/emphasis&gt; e &lt;emphasis&gt;extremadamente&amp;nbsp;urxente&lt;/emphasis&gt;. Mesmo cando o informe provén dunha orixe coñecida e amistosa, pode haber outras persoas na Rede que descubriran o erro xa fai tempo e non o notificaran. O único caso no que as cousas non son urxentes é cando o erro inerentemente non compromete a seguridade dun xeito severo.</text:span></text:p>
      <text:p text:style-name="P7"><text:span text:style-name="T1"/></text:p>
      <text:p text:style-name="P7"><text:span text:style-name="T1">O exemplo "&lt;literal&gt;anonymous14@globalhackerOrco.net&lt;/literal&gt;"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span></text:p>
      <text:p text:style-name="P7"><text:span text:style-name="T1"/></text:p>
      <text:p text:style-name="P7"><text:soft-page-break/><text:span text:style-name="T1">Outro informador frecuente de erros de seguridade son os profesionais da seguridade, persoas que examinan código profesionalmente, e están ao tanto das últimas novas sobre vulnerabilidades no software. Esta xente acostuma a ter experiencia nos dous lados do valado&amp;mdash;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span></text:p>
      <text:p text:style-name="P7"><text:span text:style-name="T1"/></text:p>
      <text:p text:style-name="P7"><text:span text:style-name="T1">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span></text:p>
      <text:p text:style-name="P7"><text:span text:style-name="T1"/></text:p>
      <text:p text:style-name="P7"><text:span text:style-name="T1">Non fagas commit da solución no repositorio. Mantena en formato remendo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axuda; primeiro de todo o intervalo diferencial na secuencia da lista de commits pode ser sospeitoso por si mesmo, e de todos xeitos, os datos seguirían estando no repositorio. O mellor é facer todo o desenvolvemento nun remendo e manter este remendo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span></text:p>
      <text:p text:style-name="P7"><text:span text:style-name="T1"/></text:p>
      <text:p text:style-name="P7"><text:span text:style-name="T1">Números CAN/CVE</text:span></text:p>
      <text:p text:style-name="P7"><text:span text:style-name="T1"/></text:p>
      <text:p text:style-name="P7"><text:span text:style-name="T1">Pode que teñas visto un &lt;firstterm&gt;número CAN&lt;/firstterm&gt; ou un &lt;firstterm&gt;número CVE&lt;/firstterm&gt; asociados con problemas de seguridade. Estes números preséntanse habitualmente do xeito "CAN-2004-0397" ou "CVE-2002-0092", por exemplo.</text:span></text:p>
      <text:p text:style-name="P7"><text:span text:style-name="T1"/></text:p>
      <text:p text:style-name="P7"><text:span text:style-name="T1">Ambos tipos de números representan o mesmo tipo de entidade: unha entrada na lista de "Exposicións e Vulnerabilidades Comúns", lista mantida en &lt;ulink url="http://cve.mitre.org/"&gt;&lt;/ulink&gt;.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amp;mdash;o prefixo "CAN" simplemente substitúese por "CVE".</text:span></text:p>
      <text:p text:style-name="P7"><text:span text:style-name="T1"/></text:p>
      <text:p text:style-name="P7"><text:span text:style-name="T1">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lt;ulink url="http://cve.mitre.org/"&gt;&lt;/ulink&gt; pasa por fornecer un espazo ben organizado </text:span><text:soft-page-break/><text:span text:style-name="T1">no que cada vulnerabilidade poida obter un nome e unha ruta clara para máis información. Bótalle unha ollada a &lt;ulink url="http://cve.mitre.org/cgi-bin/cvename.cgi?name=2002-0092"&gt;&lt;/ulink&gt; para veres un exemplo dunha entrada. Ten en conta que as ligazóns poden ser moi concisas, con fontes expostas como abreviaturas cifradas. A chave para interpretar estas abreviaturas atópase en &lt;ulink url="http://cve.mitre.org/data/refs/refkey.html"&gt;&lt;/ulink&gt;.</text:span></text:p>
      <text:p text:style-name="P7"><text:span text:style-name="T1"/></text:p>
      <text:p text:style-name="P7"><text:span text:style-name="T1">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lt;emphasis&gt;xa&lt;/emphasis&gt; ten un número CAN ou CVE. A última posibilidade pode xurdir se o erro de seguridade xa foi previamente publicada noutra lista de seguridade, como pode ser por exemplo &lt;ulink url="http://www.cert.org/"&gt;&lt;/ulink&gt;, ou na lista de correo BugTraq dispoñible en &lt;ulink url="http://www.securityfocus.com/"&gt;&lt;/ulink&gt; (Se isto acontecer sen que o teu proxecto o saiba, deberías preocuparte sobre que outras cousas poden saber outros e que ti non saibas).</text:span></text:p>
      <text:p text:style-name="P7"><text:span text:style-name="T1"/></text:p>
      <text:p text:style-name="P7"><text:span text:style-name="T1">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span></text:p>
      <text:p text:style-name="P7"><text:span text:style-name="T1"/></text:p>
      <text:p text:style-name="P7"><text:span text:style-name="T1">Máis información sobre o proceso CAN/CVE pode atoparse en &lt;ulink url="http://cve.mitre.org/cve/identifiers/candidates_explained.html"&gt;&lt;/ulink&gt;, e unha exposición particularmente clara de como se empregan os números CNA/CVE nos proxectos de software libre está dispoñible en &lt;ulink url="http://www.debian.org/security/cve-compatibility"&gt;&lt;/ulink&gt;.</text:span></text:p>
      <text:p text:style-name="P7"><text:span text:style-name="T1"/></text:p>
      <text:p text:style-name="P7"><text:span text:style-name="T1">Pre-notificación</text:span></text:p>
      <text:p text:style-name="P7"><text:span text:style-name="T1"/></text:p>
      <text:p text:style-name="P7"><text:span text:style-name="T1">Unha vez que o teu equipo de resposta ante problemas de seguridade (isto é, aqueles desenvolvedores incluídos na lista de correo de seguridade ou involucrados na resolución dun informe concreto) tiver a solución lista, debes decidir como distribuíla.</text:span></text:p>
      <text:p text:style-name="P7"><text:span text:style-name="T1"/></text:p>
      <text:p text:style-name="P7"><text:span text:style-name="T1">Se simplemente fas commit da solución no teu repositorio, ou se pola contra llo anuncias ao mundo, estás forzando calquera que usar o teu software a actualizarse inmediatamente baixo o risco de ser hackeado. Ás veces o máis axeitado, en liña co anterior, é levar a cabo unha &lt;firstterm&gt;pre-notificación&lt;/firstterm&gt;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exploit da vulnerabilidade sexa publicamente coñecido.</text:span></text:p>
      <text:p text:style-name="P7"><text:span text:style-name="T1"/></text:p>
      <text:p text:style-name="P7"><text:soft-page-break/><text:span text:style-name="T1">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lt;emphasis&gt;e&lt;/emphasis&gt; o receptor debe ser recoñecido como alguén que non se vaia da lingua antes da publicación da vulnerabilidade.</text:span></text:p>
      <text:p text:style-name="P7"><text:span text:style-name="T1"/></text:p>
      <text:p text:style-name="P7"><text:span text:style-name="T1">Envía cada correo electrónico de pre-notificación individualmente (un de cada vez) a cada receptor. &lt;emphasis&gt;Non&lt;/emphasis&gt; llo envíes á lista enteira de destinatarios dunha tacada, dado que nese caso verían o nome do resto de destinatarios&amp;mdash;dando a entender que esencialmente están alertando cada receptor do feito de que &lt;emphasis&gt;cada&lt;/emphasis&gt;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span></text:p>
      <text:p text:style-name="P7"><text:span text:style-name="T1"/></text:p>
      <text:p text:style-name="P7"><text:span text:style-name="T1">Aquí vai unha mostra de correo electrónico de pre-notificación:</text:span></text:p>
      <text:p text:style-name="P7"><text:span text:style-name="T1"/></text:p>
      <text:p text:style-name="P7"><text:span text:style-name="T1">De: Aquí vai o teu nome</text:span></text:p>
      <text:p text:style-name="P7"><text:span text:style-name="T1">Para: admin@chachi-famoso-servidor.com</text:span></text:p>
      <text:p text:style-name="P7"><text:span text:style-name="T1">Responder a: Aquí vai o teu nome (e non o enderezo da lista de seguridade)</text:span></text:p>
      <text:p text:style-name="P7"><text:span text:style-name="T1">Asunto: Notificación Confidencial de vulnerabilidade en Ghandalf.</text:span></text:p>
      <text:p text:style-name="P7"><text:span text:style-name="T1"/></text:p>
      <text:p text:style-name="P7"><text:span text:style-name="T1"/></text:p>
      <text:p text:style-name="P7"><text:span text:style-name="T1">Este correo electrónico é unha pre-notificación confidencial dunha alerta de </text:span></text:p>
      <text:p text:style-name="P7"><text:span text:style-name="T1">seguridade no servidor Ghandalf.</text:span></text:p>
      <text:p text:style-name="P7"><text:span text:style-name="T1"/></text:p>
      <text:p text:style-name="P7"><text:span text:style-name="T1">Por favor *non reenvíes* ningunha parte deste correo a ninguén.. <text:s/>O anuncio público </text:span></text:p>
      <text:p text:style-name="P7"><text:span text:style-name="T1">non se vai facer ata o 23 de xaneiro, e gustaríanos manter a información oculta</text:span></text:p>
      <text:p text:style-name="P7"><text:span text:style-name="T1">ata esa data.</text:span></text:p>
      <text:p text:style-name="P7"><text:span text:style-name="T1"/></text:p>
      <text:p text:style-name="P7"><text:span text:style-name="T1">Recibiches este correo porque (pensamos que) empregas un servidor Ghandalf,</text:span></text:p>
      <text:p text:style-name="P7"><text:span text:style-name="T1">e queremos que o remendes antes de que o burato de seguridade se faga público o</text:span></text:p>
      <text:p text:style-name="P7"><text:span text:style-name="T1">o vindeiro 23 de xaneiro.</text:span></text:p>
      <text:p text:style-name="P7"><text:span text:style-name="T1"/></text:p>
      <text:p text:style-name="P7"><text:span text:style-name="T1">Referencias:</text:span></text:p>
      <text:p text:style-name="P7"><text:span text:style-name="T1">===========</text:span></text:p>
      <text:p text:style-name="P7"><text:span text:style-name="T1"/></text:p>
      <text:p text:style-name="P7"><text:span text:style-name="T1"><text:s text:c="3"/>CAN-2004-1771: Stack overflow de Ghandalf baixo consultas de Balrogs</text:span></text:p>
      <text:p text:style-name="P7"><text:span text:style-name="T1"/></text:p>
      <text:p text:style-name="P7"><text:span text:style-name="T1">Vulnerabilidade:</text:span></text:p>
      <text:p text:style-name="P7"><text:span text:style-name="T1">==============</text:span></text:p>
      <text:p text:style-name="P7"><text:span text:style-name="T1"/></text:p>
      <text:p text:style-name="P7"><text:span text:style-name="T1"><text:s text:c="3"/>O servidor pode executar comandos arbitrarios se o 'locale' do </text:span></text:p>
      <text:p text:style-name="P7"><text:span text:style-name="T1"><text:s text:c="3"/>servidor está mal configurado e o cliente envía consultas mal formadas.</text:span></text:p>
      <text:p text:style-name="P7"><text:span text:style-name="T1"/></text:p>
      <text:p text:style-name="P7"><text:span text:style-name="T1">Severidade:</text:span></text:p>
      <text:p text:style-name="P7"><text:span text:style-name="T1">=========</text:span></text:p>
      <text:p text:style-name="P7"><text:soft-page-break/><text:span text:style-name="T1"/></text:p>
      <text:p text:style-name="P7"><text:span text:style-name="T1"><text:s text:c="3"/>Moi severa, pode involucrar execución de código arbitrario no servidor.</text:span></text:p>
      <text:p text:style-name="P7"><text:span text:style-name="T1"/></text:p>
      <text:p text:style-name="P7"><text:span text:style-name="T1">Rodeos:</text:span></text:p>
      <text:p text:style-name="P7"><text:span text:style-name="T1">============</text:span></text:p>
      <text:p text:style-name="P7"><text:span text:style-name="T1"/></text:p>
      <text:p text:style-name="P7"><text:span text:style-name="T1"><text:s text:c="3"/>Establecer a opción de "procesado-de-linguaxe-natural" a 'apagado'</text:span></text:p>
      <text:p text:style-name="P7"><text:span text:style-name="T1"><text:s text:c="3"/>no ficheiro ghandalf.conf péchalle a porta a esta vulnerabilidade.</text:span></text:p>
      <text:p text:style-name="P7"><text:span text:style-name="T1"/></text:p>
      <text:p text:style-name="P7"><text:span text:style-name="T1">Remendo:</text:span></text:p>
      <text:p text:style-name="P7"><text:span text:style-name="T1">======</text:span></text:p>
      <text:p text:style-name="P7"><text:span text:style-name="T1"/></text:p>
      <text:p text:style-name="P7"><text:span text:style-name="T1"><text:s text:c="3"/>O remendo que se fornece a continuación pode empregarse en Ghandalf 3.0,</text:span></text:p>
      <text:p text:style-name="P7"><text:span text:style-name="T1"><text:s text:c="3"/>3.1, e 3.2.</text:span></text:p>
      <text:p text:style-name="P7"><text:span text:style-name="T1"/></text:p>
      <text:p text:style-name="P7"><text:span text:style-name="T1"><text:s text:c="3"/>Unha nova versión pública (Ghandalf 3.2.1) vai ser lanzada xusto despois</text:span></text:p>
      <text:p text:style-name="P7"><text:span text:style-name="T1"><text:s text:c="3"/>do 23 de xaneiro, para que estea dispoñible ao mesmo tempo que a</text:span></text:p>
      <text:p text:style-name="P7"><text:span text:style-name="T1"><text:s text:c="3"/>vulnerabilidade se fai pública. <text:s text:c="2"/>Podes remendar agora, ou esperar pola</text:span></text:p>
      <text:p text:style-name="P7"><text:span text:style-name="T1"><text:s text:c="3"/>publicación. <text:s/>A única diferenza entre Ghandalf 3.2 e Ghandalf 3.2.1 vai ser</text:span></text:p>
      <text:p text:style-name="P7"><text:span text:style-name="T1"><text:s text:c="3"/>este remendo.</text:span></text:p>
      <text:p text:style-name="P7"><text:span text:style-name="T1"/></text:p>
      <text:p text:style-name="P7"><text:span text:style-name="T1">[...O remendo anéxase aquí...]</text:span></text:p>
      <text:p text:style-name="P7"><text:span text:style-name="T1"/></text:p>
      <text:p text:style-name="P7"><text:span text:style-name="T1">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span></text:p>
      <text:p text:style-name="P7"><text:span text:style-name="T1"/></text:p>
      <text:p text:style-name="P7"><text:span text:style-name="T1">Distribúe publicamente a solución</text:span></text:p>
      <text:p text:style-name="P7"><text:span text:style-name="T1"/></text:p>
      <text:p text:style-name="P7"><text:span text:style-name="T1">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remendo, particularmente no caso de que o software normalmente se execute en forma de código fonte. Se fas unha nova versión, esta debería diferir da versión previa unicamente no remendo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en &lt;xref linkend="security-releases"/&gt;&lt;phrase output="printed"&gt; in &lt;xref linkend="development-cycle"/&gt;&lt;/phrase&gt;.)</text:span></text:p>
      <text:p text:style-name="P7"><text:span text:style-name="T1"/></text:p>
      <text:p text:style-name="P7"><text:span text:style-name="T1">Tanto se a solución publicada ao erro de seguridade leva aparellada unha nova versión do software, como se non, fai o anuncio coa mesma intensidade coa que farías a publicación dunha nova versión: envía un correo electrónico á lista &lt;literal&gt;announce&lt;/literal&gt; do proxecto, fai unha nova nota de prensa, actualiza a entrada en Freshmeat, etc. Aínda que nunca deberías restarlle importancia, de cara </text:span><text:soft-page-break/><text:span text:style-name="T1">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lt;literal&gt;announce&lt;/literal&gt; con este erro menor. Despois de todo, se o proxecto constantemente di que ven o lobo, pode que os usuarios acaben pensando que o software é menos seguro do que realmente é, e mesmo que non te crean cando teñas que anunciar un problema realmente grande. Bótalle unha ollada a &lt;ulink url="http://cve.mitre.org/about/terminology.html"&gt;&lt;/ulink&gt; para unha boa introdución ao problema de asignar severidade.</text:span></text:p>
      <text:p text:style-name="P7"><text:span text:style-name="T1"/></text:p>
      <text:p text:style-name="P7"><text:span text:style-name="T1">En xeral, se non estiveres seguro de como tratar un problema de seguridade, atopa a alguén con experiencia e cóntallo. Avaliar e xestionar vulnerabilidades é unha destreza que se vai adquirindo, e é habitual cometer erros as primeiras veces.</text:span></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32:43</dc:date>
    <dc:creator>Andrés Maneiro</dc:creator>
    <meta:editing-duration>PT00H53M53S</meta:editing-duration>
    <meta:editing-cycles>16</meta:editing-cycles>
    <meta:document-statistic meta:table-count="0" meta:image-count="0" meta:object-count="0" meta:page-count="35" meta:paragraph-count="369" meta:word-count="18862" meta:character-count="120010"/>
  </office:meta>
</office:document-meta>
</file>